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82.49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Founding_20_Round">
      <style:table-properties table:display="true" style:writing-mode="lr-tb"/>
    </style:style>
    <style:style style:name="ta2" style:family="table" style:master-page-name="PageStyle_5f_Debt_20_Round">
      <style:table-properties table:display="true" style:writing-mode="lr-tb"/>
    </style:style>
    <style:style style:name="ta3" style:family="table" style:master-page-name="PageStyle_5f_First_20_Equity_20_Round">
      <style:table-properties table:display="true" style:writing-mode="lr-tb"/>
    </style:style>
    <style:style style:name="ta4" style:family="table" style:master-page-name="PageStyle_5f_Next_20_Equity_20_Rounds">
      <style:table-properties table:display="true" style:writing-mode="lr-tb"/>
    </style:style>
    <style:style style:name="ta5" style:family="table" style:master-page-name="PageStyle_5f_Valuation_20_Cap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25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25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125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 style:data-style-name="N11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26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26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rotation-align="non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25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25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125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 style:data-style-name="N11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fo:background-color="#efefe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25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 style:data-style-name="N125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25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125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4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 style:data-style-name="N126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 style:data-style-name="N125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127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4">
      <style:table-cell-properties fo:border-bottom="none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1">
      <style:table-cell-properties fo:border-bottom="0.74pt solid #000000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25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 style:data-style-name="N125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125">
      <style:table-cell-properties fo:border-bottom="none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125">
      <style:table-cell-properties fo:border-bottom="0.74pt solid #000000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125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1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125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125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11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125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 style:data-style-name="N125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125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125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 style:data-style-name="N1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 style:data-style-name="N11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125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 style:data-style-name="N11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128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128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127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127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11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 style:data-style-name="N127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4" style:family="table-cell" style:parent-style-name="Default" style:data-style-name="N128">
      <style:table-cell-properties fo:border-bottom="none" fo:background-color="#efefe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11">
      <style:table-cell-properties fo:border-bottom="0.74pt solid #000000" fo:background-color="#efefe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125">
      <style:table-cell-properties fo:border-bottom="none" fo:background-color="#efefef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8" style:family="table-cell" style:parent-style-name="Default" style:data-style-name="N127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125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 style:data-style-name="N125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4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6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9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 style:data-style-name="N11">
      <style:table-cell-properties fo:border-bottom="0.74pt solid #000000" fo:background-color="#efefe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Default" style:data-style-name="N128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11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125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125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128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125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128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1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 style:data-style-name="N125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 style:data-style-name="N125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125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274e1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 style:data-style-name="N125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274e1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unding Roun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This calculation sheet has been released under GNU General Public License v2.0.</text:p>
            <text:p>You may read the license text in the LICENSE file present at</text:p>
            <text:p><text:span text:style-name="T1">https://github.com/i01000001/FoundersDiary/blob/master/LICENSE.</text:span></text:p>
            <text:p>Please do not redistribute the sheet without this license preamble.</text:p>
            <text:p/>
            <text:p>Use cells with green text to update information relevant to your startup.</text:p>
            <text:p/>
          </table:table-cell>
          <table:covered-table-cell table:number-columns-repeated="3" table:style-name="ce11"/>
          <table:covered-table-cell table:style-name="ce27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Founders</text:p>
          </table:table-cell>
          <table:table-cell table:style-name="ce13" office:value-type="string" calcext:value-type="string">
            <text:p>Lallan</text:p>
          </table:table-cell>
          <table:table-cell table:style-name="ce13" office:value-type="string" calcext:value-type="string">
            <text:p>Chaggan guru</text:p>
          </table:table-cell>
          <table:table-cell table:style-name="ce13" office:value-type="string" calcext:value-type="string">
            <text:p>Mia Mumman</text:p>
          </table:table-cell>
          <table:table-cell table:style-name="ce29" office:value-type="string" calcext:value-type="string">
            <text:p>Gol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Equity</text:p>
          </table:table-cell>
          <table:table-cell table:style-name="ce14" office:value-type="string" calcext:value-type="string">
            <text:p>Before</text:p>
          </table:table-cell>
          <table:table-cell/>
          <table:table-cell table:style-name="ce4" office:value-type="string" calcext:value-type="string">
            <text:p>No. of Shares</text:p>
          </table:table-cell>
          <table:table-cell table:style-name="ce30" office:value-type="float" office:value="1000" calcext:value-type="float">
            <text:p>1,000.00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Founding Round'.C5]" office:value-type="string" office:string-value="Lallan" calcext:value-type="string">
            <text:p>Lallan</text:p>
          </table:table-cell>
          <table:table-cell table:style-name="ce15" office:value-type="percentage" office:value="0.5" calcext:value-type="percentage">
            <text:p>50.00%</text:p>
          </table:table-cell>
          <table:table-cell/>
          <table:table-cell table:style-name="ce9" office:value-type="string" calcext:value-type="string">
            <text:p>Face Value</text:p>
          </table:table-cell>
          <table:table-cell table:style-name="ce31" office:value-type="float" office:value="100" calcext:value-type="float">
            <text:p>100.00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Founding Round'.D5]" office:value-type="string" office:string-value="Chaggan guru" calcext:value-type="string">
            <text:p>Chaggan guru</text:p>
          </table:table-cell>
          <table:table-cell table:style-name="ce15" office:value-type="percentage" office:value="0.35" calcext:value-type="percentage">
            <text:p>35.00%</text:p>
          </table:table-cell>
          <table:table-cell table:number-columns-repeated="1021"/>
        </table:table-row>
        <table:table-row table:style-name="ro3">
          <table:table-cell/>
          <table:table-cell table:style-name="ce6" table:formula="of:=[$'Founding Round'.E5]" office:value-type="string" office:string-value="Mia Mumman" calcext:value-type="string">
            <text:p>Mia Mumman</text:p>
          </table:table-cell>
          <table:table-cell table:style-name="ce16" office:value-type="percentage" office:value="0.1" calcext:value-type="percentage">
            <text:p>10.00%</text:p>
          </table:table-cell>
          <table:table-cell table:style-name="ce24"/>
          <table:table-cell table:number-columns-repeated="1020"/>
        </table:table-row>
        <table:table-row table:style-name="ro3">
          <table:table-cell/>
          <table:table-cell table:style-name="ce7" table:formula="of:=[$'Founding Round'.F5]" office:value-type="string" office:string-value="Golu" calcext:value-type="string">
            <text:p>Golu</text:p>
          </table:table-cell>
          <table:table-cell table:style-name="ce17" office:value-type="percentage" office:value="0.05" calcext:value-type="percentage">
            <text:p>5.00%</text:p>
          </table:table-cell>
          <table:table-cell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>
            <text:p>Shareholding</text:p>
          </table:table-cell>
          <table:table-cell table:style-name="ce18" office:value-type="string" calcext:value-type="string">
            <text:p>Shares</text:p>
          </table:table-cell>
          <table:table-cell table:style-name="ce26"/>
          <table:table-cell table:style-name="ce8" office:value-type="string" calcext:value-type="string">
            <text:p>Paid-Up Cap</text:p>
          </table:table-cell>
          <table:table-cell table:style-name="ce18" office:value-type="string" calcext:value-type="string">
            <text:p>Amount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Founding Round'.C5]" office:value-type="string" office:string-value="Lallan" calcext:value-type="string">
            <text:p>Lallan</text:p>
          </table:table-cell>
          <table:table-cell table:style-name="ce19" table:formula="of:=[.F$7]*[.C8]" office:value-type="float" office:value="500" calcext:value-type="float">
            <text:p>500.00</text:p>
          </table:table-cell>
          <table:table-cell table:style-name="ce22"/>
          <table:table-cell table:style-name="ce5" table:formula="of:=[$'Founding Round'.C5]" office:value-type="string" office:string-value="Lallan" calcext:value-type="string">
            <text:p>Lallan</text:p>
          </table:table-cell>
          <table:table-cell table:style-name="ce19" table:formula="of:=[.F$8]*[.C14]" office:value-type="float" office:value="50000" calcext:value-type="float">
            <text:p>50,000.00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Founding Round'.D5]" office:value-type="string" office:string-value="Chaggan guru" calcext:value-type="string">
            <text:p>Chaggan guru</text:p>
          </table:table-cell>
          <table:table-cell table:style-name="ce19" table:formula="of:=[.F$7]*[.C9]" office:value-type="float" office:value="350" calcext:value-type="float">
            <text:p>350.00</text:p>
          </table:table-cell>
          <table:table-cell table:style-name="ce22"/>
          <table:table-cell table:style-name="ce5" table:formula="of:=[$'Founding Round'.D5]" office:value-type="string" office:string-value="Chaggan guru" calcext:value-type="string">
            <text:p>Chaggan guru</text:p>
          </table:table-cell>
          <table:table-cell table:style-name="ce19" table:formula="of:=[.F$8]*[.C15]" office:value-type="float" office:value="35000" calcext:value-type="float">
            <text:p>35,000.00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Founding Round'.E5]" office:value-type="string" office:string-value="Mia Mumman" calcext:value-type="string">
            <text:p>Mia Mumman</text:p>
          </table:table-cell>
          <table:table-cell table:style-name="ce19" table:formula="of:=[.F$7]*[.C10]" office:value-type="float" office:value="100" calcext:value-type="float">
            <text:p>100.00</text:p>
          </table:table-cell>
          <table:table-cell table:style-name="ce22"/>
          <table:table-cell table:style-name="ce5" table:formula="of:=[$'Founding Round'.E5]" office:value-type="string" office:string-value="Mia Mumman" calcext:value-type="string">
            <text:p>Mia Mumman</text:p>
          </table:table-cell>
          <table:table-cell table:style-name="ce19" table:formula="of:=[.F$8]*[.C16]" office:value-type="float" office:value="10000" calcext:value-type="float">
            <text:p>10,000.00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Founding Round'.F5]" office:value-type="string" office:string-value="Golu" calcext:value-type="string">
            <text:p>Golu</text:p>
          </table:table-cell>
          <table:table-cell table:style-name="ce19" table:formula="of:=[.F$7]*[.C11]" office:value-type="float" office:value="50" calcext:value-type="float">
            <text:p>50.00</text:p>
          </table:table-cell>
          <table:table-cell table:style-name="ce22"/>
          <table:table-cell table:style-name="ce5" table:formula="of:=[$'Founding Round'.F5]" office:value-type="string" office:string-value="Golu" calcext:value-type="string">
            <text:p>Golu</text:p>
          </table:table-cell>
          <table:table-cell table:style-name="ce19" table:formula="of:=[.F$8]*[.C17]" office:value-type="float" office:value="5000" calcext:value-type="float">
            <text:p>5,000.00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Total Shares</text:p>
          </table:table-cell>
          <table:table-cell table:style-name="ce20" table:formula="of:=SUM([.C14:.C17])" office:value-type="string" office:string-value="1,000.00" calcext:value-type="string">
            <text:p>1,000.00</text:p>
          </table:table-cell>
          <table:table-cell table:style-name="ce22"/>
          <table:table-cell table:style-name="ce9" office:value-type="string" calcext:value-type="string">
            <text:p>Total Paid-Up</text:p>
          </table:table-cell>
          <table:table-cell table:style-name="ce20" table:formula="of:=SUM([.F14:.F17])" office:value-type="string" office:string-value="1,00,000.00" calcext:value-type="string">
            <text:p>1,00,000.00</text:p>
          </table:table-cell>
          <table:table-cell table:number-columns-repeated="1018"/>
        </table:table-row>
        <table:table-row table:style-name="ro3">
          <table:table-cell/>
          <table:table-cell table:style-name="ce10"/>
          <table:table-cell table:style-name="ce21"/>
          <table:table-cell table:style-name="ce22"/>
          <table:table-cell table:number-columns-repeated="1020"/>
        </table:table-row>
        <table:table-row table:style-name="ro3">
          <table:table-cell/>
          <table:table-cell table:style-name="ce10"/>
          <table:table-cell table:style-name="ce22" table:number-columns-repeated="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bt Round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This calculation sheet has been released under GNU General Public License v2.0.</text:p>
            <text:p>You may read the license text in the LICENSE file present at</text:p>
            <text:p><text:span text:style-name="T1">https://github.com/i01000001/FoundersDiary/blob/master/LICENSE.</text:span></text:p>
            <text:p>Please do not redistribute the sheet without this license preamble.</text:p>
            <text:p/>
            <text:p>Use cells with green text to update information relevant to your startup.</text:p>
            <text:p/>
          </table:table-cell>
          <table:covered-table-cell table:number-columns-repeated="3" table:style-name="ce11"/>
          <table:covered-table-cell table:style-name="ce27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60"/>
          <table:table-cell table:style-name="ce66" table:number-columns-repeated="2"/>
          <table:table-cell table:number-columns-repeated="1015"/>
        </table:table-row>
        <table:table-row table:style-name="ro3">
          <table:table-cell/>
          <table:table-cell table:style-name="ce33" office:value-type="string" calcext:value-type="string">
            <text:p>Investors</text:p>
          </table:table-cell>
          <table:table-cell table:style-name="ce41" office:value-type="string" calcext:value-type="string">
            <text:p>Guddan</text:p>
          </table:table-cell>
          <table:table-cell table:style-name="ce50" office:value-type="string" calcext:value-type="string">
            <text:p>Laali</text:p>
          </table:table-cell>
          <table:table-cell table:style-name="ce50" office:value-type="string" calcext:value-type="string">
            <text:p>Puttan</text:p>
          </table:table-cell>
          <table:table-cell table:style-name="ce53" office:value-type="string" calcext:value-type="string">
            <text:p>Bankelal</text:p>
          </table:table-cell>
          <table:table-cell table:style-name="ce61" table:number-columns-repeated="3"/>
          <table:table-cell table:number-columns-repeated="1015"/>
        </table:table-row>
        <table:table-row table:style-name="ro3">
          <table:table-cell/>
          <table:table-cell table:style-name="ce34" office:value-type="string" calcext:value-type="string">
            <text:p>Appreciation</text:p>
          </table:table-cell>
          <table:table-cell table:style-name="ce42" office:value-type="string" calcext:value-type="string">
            <text:p>INTEREST</text:p>
          </table:table-cell>
          <table:table-cell table:number-columns-repeated="2" table:style-name="ce13" office:value-type="string" calcext:value-type="string">
            <text:p>INTEREST</text:p>
          </table:table-cell>
          <table:table-cell table:style-name="ce29" office:value-type="string" calcext:value-type="string">
            <text:p>INTEREST</text:p>
          </table:table-cell>
          <table:table-cell table:number-columns-repeated="2"/>
          <table:table-cell table:style-name="ce32"/>
          <table:table-cell table:number-columns-repeated="1015"/>
        </table:table-row>
        <table:table-row table:style-name="ro3">
          <table:table-cell table:number-columns-repeated="8"/>
          <table:table-cell table:style-name="ce32"/>
          <table:table-cell table:number-columns-repeated="1015"/>
        </table:table-row>
        <table:table-row table:style-name="ro3">
          <table:table-cell/>
          <table:table-cell table:style-name="ce35" office:value-type="string" calcext:value-type="string">
            <text:p>Valuation Cap</text:p>
          </table:table-cell>
          <table:table-cell table:number-columns-repeated="3" table:style-name="ce43" office:value-type="float" office:value="150000000" calcext:value-type="float">
            <text:p>150,000,000.00</text:p>
          </table:table-cell>
          <table:table-cell table:style-name="ce54" office:value-type="float" office:value="150000000" calcext:value-type="float">
            <text:p>150,000,000.00</text:p>
          </table:table-cell>
          <table:table-cell table:number-columns-repeated="2"/>
          <table:table-cell table:style-name="ce32"/>
          <table:table-cell table:number-columns-repeated="1015"/>
        </table:table-row>
        <table:table-row table:style-name="ro3">
          <table:table-cell table:number-columns-repeated="8"/>
          <table:table-cell table:style-name="ce32"/>
          <table:table-cell table:number-columns-repeated="1015"/>
        </table:table-row>
        <table:table-row table:style-name="ro3">
          <table:table-cell/>
          <table:table-cell table:style-name="ce36" office:value-type="string" calcext:value-type="string" table:number-columns-spanned="5" table:number-rows-spanned="1">
            <text:p>Discount Based Appreciation</text:p>
          </table:table-cell>
          <table:covered-table-cell table:number-columns-repeated="3" table:style-name="ce11"/>
          <table:covered-table-cell table:style-name="ce27"/>
          <table:table-cell table:style-name="ce62"/>
          <table:table-cell table:number-columns-repeated="1017"/>
        </table:table-row>
        <table:table-row table:style-name="ro3">
          <table:table-cell/>
          <table:table-cell table:style-name="ce37"/>
          <table:table-cell table:number-columns-repeated="3"/>
          <table:table-cell table:style-name="ce55"/>
          <table:table-cell table:style-name="ce63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Debt Round</text:p>
          </table:table-cell>
          <table:table-cell table:style-name="ce44" table:formula="of:=[.C5]" office:value-type="string" office:string-value="Guddan" calcext:value-type="string">
            <text:p>Guddan</text:p>
          </table:table-cell>
          <table:table-cell table:style-name="ce44" table:formula="of:=[.D5]" office:value-type="string" office:string-value="Laali" calcext:value-type="string">
            <text:p>Laali</text:p>
          </table:table-cell>
          <table:table-cell table:style-name="ce44" table:formula="of:=[.E5]" office:value-type="string" office:string-value="Puttan" calcext:value-type="string">
            <text:p>Puttan</text:p>
          </table:table-cell>
          <table:table-cell table:style-name="ce14" table:formula="of:=[.F5]" office:value-type="string" office:string-value="Bankelal" calcext:value-type="string">
            <text:p>Bankelal</text:p>
          </table:table-cell>
          <table:table-cell table:style-name="ce64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Investment</text:p>
          </table:table-cell>
          <table:table-cell table:number-columns-repeated="3" table:style-name="ce45" office:value-type="float" office:value="100000" calcext:value-type="float">
            <text:p>100,000.00</text:p>
          </table:table-cell>
          <table:table-cell table:style-name="ce56" office:value-type="float" office:value="100000" calcext:value-type="float">
            <text:p>100,000.00</text:p>
          </table:table-cell>
          <table:table-cell table:style-name="ce63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Discount</text:p>
          </table:table-cell>
          <table:table-cell table:number-columns-repeated="3" table:style-name="ce46" office:value-type="percentage" office:value="0.6" calcext:value-type="percentage">
            <text:p>60.00%</text:p>
          </table:table-cell>
          <table:table-cell table:style-name="ce15" office:value-type="percentage" office:value="0.6" calcext:value-type="percentage">
            <text:p>60.00%</text:p>
          </table:table-cell>
          <table:table-cell table:style-name="ce39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Maturity Amt</text:p>
          </table:table-cell>
          <table:table-cell table:style-name="ce47" table:formula="of:=[.C13]/(1-[.C14])" office:value-type="float" office:value="250000" calcext:value-type="float">
            <text:p>250,000.00</text:p>
          </table:table-cell>
          <table:table-cell table:style-name="ce47" table:formula="of:=[.D13]/(1-[.D14])" office:value-type="float" office:value="250000" calcext:value-type="float">
            <text:p>250,000.00</text:p>
          </table:table-cell>
          <table:table-cell table:style-name="ce47" table:formula="of:=[.E13]/(1-[.E14])" office:value-type="float" office:value="250000" calcext:value-type="float">
            <text:p>250,000.00</text:p>
          </table:table-cell>
          <table:table-cell table:style-name="ce57" table:formula="of:=[.F13]/(1-[.F14])" office:value-type="float" office:value="250000" calcext:value-type="float">
            <text:p>250,000.00</text:p>
          </table:table-cell>
          <table:table-cell table:style-name="ce39"/>
          <table:table-cell table:number-columns-repeated="1017"/>
        </table:table-row>
        <table:table-row table:style-name="ro3">
          <table:table-cell/>
          <table:table-cell table:style-name="ce38"/>
          <table:table-cell table:style-name="ce48" table:number-columns-repeated="2"/>
          <table:table-cell table:style-name="ce51"/>
          <table:table-cell table:style-name="ce58"/>
          <table:table-cell table:style-name="ce39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Total Debt</text:p>
          </table:table-cell>
          <table:table-cell table:style-name="ce47" table:formula="of:=[.C15]" office:value-type="float" office:value="250000" calcext:value-type="float">
            <text:p>250,000.00</text:p>
          </table:table-cell>
          <table:table-cell table:style-name="ce47" table:formula="of:=[.D15]" office:value-type="float" office:value="250000" calcext:value-type="float">
            <text:p>250,000.00</text:p>
          </table:table-cell>
          <table:table-cell table:style-name="ce47" table:formula="of:=[.E15]" office:value-type="float" office:value="250000" calcext:value-type="float">
            <text:p>250,000.00</text:p>
          </table:table-cell>
          <table:table-cell table:style-name="ce57" table:formula="of:=[.F15]" office:value-type="float" office:value="250000" calcext:value-type="float">
            <text:p>250,000.00</text:p>
          </table:table-cell>
          <table:table-cell table:style-name="ce65" table:formula="of:=SUM([.C17:.F17])" office:value-type="string" office:string-value="10,00,000.00" calcext:value-type="string">
            <text:p>10,00,000.00</text:p>
          </table:table-cell>
          <table:table-cell table:number-columns-repeated="1017"/>
        </table:table-row>
        <table:table-row table:style-name="ro3">
          <table:table-cell/>
          <table:table-cell table:style-name="ce39" table:number-columns-repeated="6"/>
          <table:table-cell table:number-columns-repeated="1017"/>
        </table:table-row>
        <table:table-row table:style-name="ro3">
          <table:table-cell/>
          <table:table-cell table:style-name="ce36" office:value-type="string" calcext:value-type="string" table:number-columns-spanned="5" table:number-rows-spanned="1">
            <text:p>Interest Based Appreciation</text:p>
          </table:table-cell>
          <table:covered-table-cell table:number-columns-repeated="3" table:style-name="ce11"/>
          <table:covered-table-cell table:style-name="ce27"/>
          <table:table-cell table:number-columns-repeated="1018"/>
        </table:table-row>
        <table:table-row table:style-name="ro3">
          <table:table-cell/>
          <table:table-cell table:style-name="ce37"/>
          <table:table-cell table:number-columns-repeated="3"/>
          <table:table-cell table:style-name="ce55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Debt Round</text:p>
          </table:table-cell>
          <table:table-cell table:style-name="ce44" table:formula="of:=[.C5]" office:value-type="string" office:string-value="Guddan" calcext:value-type="string">
            <text:p>Guddan</text:p>
          </table:table-cell>
          <table:table-cell table:style-name="ce44" table:formula="of:=[.D5]" office:value-type="string" office:string-value="Laali" calcext:value-type="string">
            <text:p>Laali</text:p>
          </table:table-cell>
          <table:table-cell table:style-name="ce44" table:formula="of:=[.E5]" office:value-type="string" office:string-value="Puttan" calcext:value-type="string">
            <text:p>Puttan</text:p>
          </table:table-cell>
          <table:table-cell table:style-name="ce14" table:formula="of:=[.F5]" office:value-type="string" office:string-value="Bankelal" calcext:value-type="string">
            <text:p>Bankelal</text:p>
          </table:table-cell>
          <table:table-cell table:style-name="ce39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Investment</text:p>
          </table:table-cell>
          <table:table-cell table:number-columns-repeated="3" table:style-name="ce45" office:value-type="float" office:value="100000" calcext:value-type="float">
            <text:p>100,000.00</text:p>
          </table:table-cell>
          <table:table-cell table:style-name="ce56" office:value-type="float" office:value="100000" calcext:value-type="float">
            <text:p>100,000.00</text:p>
          </table:table-cell>
          <table:table-cell table:style-name="ce39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Interest/ Year</text:p>
          </table:table-cell>
          <table:table-cell table:number-columns-repeated="3" table:style-name="ce46" office:value-type="percentage" office:value="0.3" calcext:value-type="percentage">
            <text:p>30.00%</text:p>
          </table:table-cell>
          <table:table-cell table:style-name="ce15" office:value-type="percentage" office:value="0.3" calcext:value-type="percentage">
            <text:p>30.00%</text:p>
          </table:table-cell>
          <table:table-cell table:style-name="ce39" office:value-type="string" calcext:value-type="string">
            <text:p>Non-compunded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Duration (Yrs)</text:p>
          </table:table-cell>
          <table:table-cell table:number-columns-repeated="3" table:style-name="ce49" office:value-type="float" office:value="5" calcext:value-type="float">
            <text:p>5</text:p>
          </table:table-cell>
          <table:table-cell table:style-name="ce59" office:value-type="float" office:value="5" calcext:value-type="float">
            <text:p>5</text:p>
          </table:table-cell>
          <table:table-cell table:style-name="ce39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Total Worth</text:p>
          </table:table-cell>
          <table:table-cell table:style-name="ce47" table:formula="of:=[.C22]*(1+[.C23]*[.C24])" office:value-type="float" office:value="250000" calcext:value-type="float">
            <text:p>250,000.00</text:p>
          </table:table-cell>
          <table:table-cell table:style-name="ce47" table:formula="of:=[.D22]*(1+[.D23]*[.D24])" office:value-type="float" office:value="250000" calcext:value-type="float">
            <text:p>250,000.00</text:p>
          </table:table-cell>
          <table:table-cell table:style-name="ce47" table:formula="of:=[.E22]*(1+[.E23]*[.E24])" office:value-type="float" office:value="250000" calcext:value-type="float">
            <text:p>250,000.00</text:p>
          </table:table-cell>
          <table:table-cell table:style-name="ce57" table:formula="of:=[.F22]*(1+[.F23]*[.F24])" office:value-type="float" office:value="250000" calcext:value-type="float">
            <text:p>250,000.00</text:p>
          </table:table-cell>
          <table:table-cell table:style-name="ce39"/>
          <table:table-cell table:number-columns-repeated="1017"/>
        </table:table-row>
        <table:table-row table:style-name="ro3">
          <table:table-cell/>
          <table:table-cell table:style-name="ce38"/>
          <table:table-cell table:style-name="ce48" table:number-columns-repeated="2"/>
          <table:table-cell table:style-name="ce51"/>
          <table:table-cell table:style-name="ce58"/>
          <table:table-cell table:style-name="ce39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Total Debt</text:p>
          </table:table-cell>
          <table:table-cell table:style-name="ce47" table:formula="of:=[.C25]" office:value-type="float" office:value="250000" calcext:value-type="float">
            <text:p>250,000.00</text:p>
          </table:table-cell>
          <table:table-cell table:style-name="ce47" table:formula="of:=[.D25]" office:value-type="float" office:value="250000" calcext:value-type="float">
            <text:p>250,000.00</text:p>
          </table:table-cell>
          <table:table-cell table:style-name="ce47" table:formula="of:=[.E25]" office:value-type="float" office:value="250000" calcext:value-type="float">
            <text:p>250,000.00</text:p>
          </table:table-cell>
          <table:table-cell table:style-name="ce57" table:formula="of:=[.F25]" office:value-type="float" office:value="250000" calcext:value-type="float">
            <text:p>250,000.00</text:p>
          </table:table-cell>
          <table:table-cell table:style-name="ce65" table:formula="of:=SUM([.C27:.F27])" office:value-type="string" office:string-value="10,00,000.00" calcext:value-type="string">
            <text:p>10,00,000.00</text:p>
          </table:table-cell>
          <table:table-cell table:number-columns-repeated="1017"/>
        </table:table-row>
        <table:table-row table:style-name="ro3" table:number-rows-repeated="23">
          <table:table-cell table:number-columns-repeated="6"/>
          <table:table-cell table:style-name="ce39"/>
          <table:table-cell table:number-columns-repeated="1017"/>
        </table:table-row>
        <table:table-row table:style-name="ro3" table:number-rows-repeated="9">
          <table:table-cell table:number-columns-repeated="6"/>
          <table:table-cell table:style-name="ce39" table:number-columns-repeated="6"/>
          <table:table-cell table:number-columns-repeated="1012"/>
        </table:table-row>
        <table:table-row table:style-name="ro3">
          <table:table-cell/>
          <table:table-cell table:style-name="ce39" table:number-columns-repeated="11"/>
          <table:table-cell table:number-columns-repeated="1012"/>
        </table:table-row>
        <table:table-row table:style-name="ro3" table:number-rows-repeated="33">
          <table:table-cell table:number-columns-repeated="9"/>
          <table:table-cell table:style-name="ce39" table:number-columns-repeated="3"/>
          <table:table-cell table:number-columns-repeated="101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rst Equity Round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This calculation sheet has been released under GNU General Public License v2.0.</text:p>
            <text:p>You may read the license text in the LICENSE file present at</text:p>
            <text:p><text:span text:style-name="T1">https://github.com/i01000001/FoundersDiary/blob/master/LICENSE.</text:span></text:p>
            <text:p>Please do not redistribute the sheet without this license preamble.</text:p>
            <text:p/>
            <text:p>Use cells with green text to update information relevant to your startup.</text:p>
            <text:p/>
          </table:table-cell>
          <table:covered-table-cell table:number-columns-repeated="3" table:style-name="ce11"/>
          <table:covered-table-cell table:style-name="ce27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/>
          <table:table-cell table:style-name="ce75" office:value-type="string" calcext:value-type="string">
            <text:p>VC 1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Investors</text:p>
          </table:table-cell>
          <table:table-cell table:style-name="ce76" office:value-type="string" calcext:value-type="string">
            <text:p>Bawandar Mix</text:p>
          </table:table-cell>
          <table:table-cell/>
          <table:table-cell table:style-name="ce134" table:number-columns-repeated="2"/>
          <table:table-cell table:number-columns-repeated="1018"/>
        </table:table-row>
        <table:table-row table:style-name="ro3">
          <table:table-cell table:number-columns-repeated="4"/>
          <table:table-cell table:style-name="ce135"/>
          <table:table-cell table:style-name="ce148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PreMoney Val</text:p>
          </table:table-cell>
          <table:table-cell table:style-name="ce30" office:value-type="float" office:value="135000000" calcext:value-type="float">
            <text:p>135,000,000.00</text:p>
          </table:table-cell>
          <table:table-cell table:style-name="ce39"/>
          <table:table-cell table:style-name="ce35" office:value-type="string" calcext:value-type="string">
            <text:p>Option Pool</text:p>
          </table:table-cell>
          <table:table-cell table:style-name="ce149" office:value-type="percentage" office:value="0.1" calcext:value-type="percentage">
            <text:p>10.00%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Investment</text:p>
          </table:table-cell>
          <table:table-cell table:style-name="ce56" office:value-type="float" office:value="15000000" calcext:value-type="float">
            <text:p>15,000,000.00</text:p>
          </table:table-cell>
          <table:table-cell table:style-name="ce39"/>
          <table:table-cell table:style-name="ce10"/>
          <table:table-cell table:style-name="ce121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PostMoney Val</text:p>
          </table:table-cell>
          <table:table-cell table:style-name="ce77" table:formula="of:=SUM([.C7:.C8])" office:value-type="string" office:string-value="15,00,00,000.00" calcext:value-type="string">
            <text:p>15,00,00,000.00</text:p>
          </table:table-cell>
          <table:table-cell table:style-name="ce39"/>
          <table:table-cell table:style-name="ce10"/>
          <table:table-cell table:style-name="ce150"/>
          <table:table-cell table:number-columns-repeated="1018"/>
        </table:table-row>
        <table:table-row table:style-name="ro3">
          <table:table-cell/>
          <table:table-cell table:style-name="ce5" table:formula="of:=[$'First Equity Round'.C$5]" office:value-type="string" office:string-value="Bawandar Mix" calcext:value-type="string">
            <text:p>Bawandar Mix</text:p>
          </table:table-cell>
          <table:table-cell table:style-name="ce78" table:formula="of:=[.C8]/[.C9]" office:value-type="string" office:string-value="10.00%" calcext:value-type="string">
            <text:p>10.00%</text:p>
          </table:table-cell>
          <table:table-cell table:style-name="ce39"/>
          <table:table-cell table:style-name="ce10"/>
          <table:table-cell table:style-name="ce150"/>
          <table:table-cell table:number-columns-repeated="1018"/>
        </table:table-row>
        <table:table-row table:style-name="ro3">
          <table:table-cell/>
          <table:table-cell table:style-name="ce51" table:number-columns-repeated="2"/>
          <table:table-cell table:style-name="ce39" table:number-columns-repeated="3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Equity</text:p>
          </table:table-cell>
          <table:table-cell table:style-name="ce79" office:value-type="string" calcext:value-type="string">
            <text:p>Before</text:p>
          </table:table-cell>
          <table:table-cell table:style-name="ce14" office:value-type="string" calcext:value-type="string">
            <text:p>After</text:p>
          </table:table-cell>
          <table:table-cell table:style-name="ce21"/>
          <table:table-cell table:style-name="ce39"/>
          <table:table-cell table:number-columns-repeated="1018"/>
        </table:table-row>
        <table:table-row table:style-name="ro3">
          <table:table-cell/>
          <table:table-cell table:style-name="ce5" table:formula="of:=[$'Founding Round'.C$5]" office:value-type="string" office:string-value="Lallan" calcext:value-type="string">
            <text:p>Lallan</text:p>
          </table:table-cell>
          <table:table-cell table:style-name="ce80" table:formula="of:=[$'Founding Round'.C8]" office:value-type="string" office:string-value="50.00%" calcext:value-type="string">
            <text:p>50.00%</text:p>
          </table:table-cell>
          <table:table-cell table:style-name="ce91" table:formula="of:=[.C13]*(1-[.D$17])" office:value-type="percentage" office:value="0.45" calcext:value-type="percentage">
            <text:p>45.00%</text:p>
          </table:table-cell>
          <table:table-cell table:style-name="ce136"/>
          <table:table-cell table:style-name="ce39"/>
          <table:table-cell table:number-columns-repeated="1018"/>
        </table:table-row>
        <table:table-row table:style-name="ro3">
          <table:table-cell/>
          <table:table-cell table:style-name="ce5" table:formula="of:=[$'Founding Round'.D$5]" office:value-type="string" office:string-value="Chaggan guru" calcext:value-type="string">
            <text:p>Chaggan guru</text:p>
          </table:table-cell>
          <table:table-cell table:style-name="ce80" table:formula="of:=[$'Founding Round'.C9]" office:value-type="string" office:string-value="35.00%" calcext:value-type="string">
            <text:p>35.00%</text:p>
          </table:table-cell>
          <table:table-cell table:style-name="ce91" table:formula="of:=[.C14]*(1-[.D$17])" office:value-type="percentage" office:value="0.315" calcext:value-type="percentage">
            <text:p>31.50%</text:p>
          </table:table-cell>
          <table:table-cell table:style-name="ce136"/>
          <table:table-cell table:style-name="ce39"/>
          <table:table-cell table:number-columns-repeated="1018"/>
        </table:table-row>
        <table:table-row table:style-name="ro3">
          <table:table-cell/>
          <table:table-cell table:style-name="ce5" table:formula="of:=[$'Founding Round'.E$5]" office:value-type="string" office:string-value="Mia Mumman" calcext:value-type="string">
            <text:p>Mia Mumman</text:p>
          </table:table-cell>
          <table:table-cell table:style-name="ce81" table:formula="of:=[$'Founding Round'.C10]" office:value-type="string" office:string-value="10.00%" calcext:value-type="string">
            <text:p>10.00%</text:p>
          </table:table-cell>
          <table:table-cell table:style-name="ce91" table:formula="of:=[.C15]*(1-[.D$17])" office:value-type="percentage" office:value="0.09" calcext:value-type="percentage">
            <text:p>9.00%</text:p>
          </table:table-cell>
          <table:table-cell table:style-name="ce136"/>
          <table:table-cell table:style-name="ce39"/>
          <table:table-cell table:number-columns-repeated="1018"/>
        </table:table-row>
        <table:table-row table:style-name="ro3">
          <table:table-cell/>
          <table:table-cell table:style-name="ce5" table:formula="of:=[$'Founding Round'.F$5]" office:value-type="string" office:string-value="Golu" calcext:value-type="string">
            <text:p>Golu</text:p>
          </table:table-cell>
          <table:table-cell table:style-name="ce82" table:formula="of:=[$'Founding Round'.C11]" office:value-type="string" office:string-value="5.00%" calcext:value-type="string">
            <text:p>5.00%</text:p>
          </table:table-cell>
          <table:table-cell table:style-name="ce91" table:formula="of:=[.C16]*(1-[.D$17])" office:value-type="percentage" office:value="0.045" calcext:value-type="percentage">
            <text:p>4.50%</text:p>
          </table:table-cell>
          <table:table-cell table:style-name="ce136"/>
          <table:table-cell table:style-name="ce39"/>
          <table:table-cell table:number-columns-repeated="1018"/>
        </table:table-row>
        <table:table-row table:style-name="ro3">
          <table:table-cell/>
          <table:table-cell table:style-name="ce5" table:formula="of:=[$'First Equity Round'.C$5]" office:value-type="string" office:string-value="Bawandar Mix" calcext:value-type="string">
            <text:p>Bawandar Mix</text:p>
          </table:table-cell>
          <table:table-cell table:style-name="ce83"/>
          <table:table-cell table:style-name="ce114" table:formula="of:=[.C10]" office:value-type="string" office:string-value="10.00%" calcext:value-type="string">
            <text:p>10.00%</text:p>
          </table:table-cell>
          <table:table-cell table:style-name="ce136"/>
          <table:table-cell table:style-name="ce39"/>
          <table:table-cell table:number-columns-repeated="1018"/>
        </table:table-row>
        <table:table-row table:style-name="ro3">
          <table:table-cell/>
          <table:table-cell table:style-name="ce67"/>
          <table:table-cell table:style-name="ce84" table:formula="of:=SUM([.C13:.C16])" office:value-type="string" office:string-value="100.00%" calcext:value-type="string">
            <text:p>100.00%</text:p>
          </table:table-cell>
          <table:table-cell table:style-name="ce115" table:formula="of:=SUM([.D13:.D17])" office:value-type="string" office:string-value="100.00%" calcext:value-type="string">
            <text:p>100.00%</text:p>
          </table:table-cell>
          <table:table-cell table:style-name="ce136"/>
          <table:table-cell table:style-name="ce39"/>
          <table:table-cell table:number-columns-repeated="1018"/>
        </table:table-row>
        <table:table-row table:style-name="ro3">
          <table:table-cell/>
          <table:table-cell table:style-name="ce68" table:number-columns-repeated="3"/>
          <table:table-cell table:style-name="ce136"/>
          <table:table-cell table:style-name="ce39"/>
          <table:table-cell table:number-columns-repeated="1018"/>
        </table:table-row>
        <table:table-row table:style-name="ro3">
          <table:table-cell/>
          <table:table-cell table:style-name="ce69" office:value-type="string" calcext:value-type="string">
            <text:p>Valuation</text:p>
          </table:table-cell>
          <table:table-cell table:style-name="ce85" office:value-type="string" calcext:value-type="string">
            <text:p>Before</text:p>
          </table:table-cell>
          <table:table-cell table:style-name="ce116" office:value-type="string" calcext:value-type="string">
            <text:p>After</text:p>
          </table:table-cell>
          <table:table-cell table:style-name="ce39" table:number-columns-repeated="2"/>
          <table:table-cell table:number-columns-repeated="1018"/>
        </table:table-row>
        <table:table-row table:style-name="ro3">
          <table:table-cell/>
          <table:table-cell table:style-name="ce70"/>
          <table:table-cell table:style-name="ce86" table:formula="of:=[$'Founding Round'.F7]*[$'Founding Round'.F8]" office:value-type="string" office:string-value="1,00,000.00" calcext:value-type="string">
            <text:p>1,00,000.00</text:p>
          </table:table-cell>
          <table:table-cell table:style-name="ce117" table:formula="of:=[.C9]" office:value-type="string" office:string-value="15,00,00,000.00" calcext:value-type="string">
            <text:p>15,00,00,000.00</text:p>
          </table:table-cell>
          <table:table-cell table:style-name="ce39" table:number-columns-repeated="2"/>
          <table:table-cell table:number-columns-repeated="1018"/>
        </table:table-row>
        <table:table-row table:style-name="ro3">
          <table:table-cell/>
          <table:table-cell table:style-name="ce5" table:formula="of:=[$'Founding Round'.C$5]" office:value-type="string" office:string-value="Lallan" calcext:value-type="string">
            <text:p>Lallan</text:p>
          </table:table-cell>
          <table:table-cell table:style-name="ce87" table:formula="of:=[$'Founding Round'.C8]*[$'Founding Round'.F$7]" office:value-type="string" office:string-value="500.00" calcext:value-type="string">
            <text:p>500.00</text:p>
          </table:table-cell>
          <table:table-cell table:style-name="ce117" table:formula="of:=[.C22]" office:value-type="string" office:string-value="500.00" calcext:value-type="string">
            <text:p>500.00</text:p>
          </table:table-cell>
          <table:table-cell table:style-name="ce65"/>
          <table:table-cell table:style-name="ce39"/>
          <table:table-cell table:number-columns-repeated="1018"/>
        </table:table-row>
        <table:table-row table:style-name="ro3">
          <table:table-cell/>
          <table:table-cell table:style-name="ce5" table:formula="of:=[$'Founding Round'.D$5]" office:value-type="string" office:string-value="Chaggan guru" calcext:value-type="string">
            <text:p>Chaggan guru</text:p>
          </table:table-cell>
          <table:table-cell table:style-name="ce87" table:formula="of:=[$'Founding Round'.C9]*[$'Founding Round'.F$7]" office:value-type="string" office:string-value="350.00" calcext:value-type="string">
            <text:p>350.00</text:p>
          </table:table-cell>
          <table:table-cell table:style-name="ce117" table:formula="of:=[.C23]" office:value-type="string" office:string-value="350.00" calcext:value-type="string">
            <text:p>350.00</text:p>
          </table:table-cell>
          <table:table-cell table:style-name="ce65"/>
          <table:table-cell table:style-name="ce39"/>
          <table:table-cell table:number-columns-repeated="1018"/>
        </table:table-row>
        <table:table-row table:style-name="ro3">
          <table:table-cell/>
          <table:table-cell table:style-name="ce5" table:formula="of:=[$'Founding Round'.E$5]" office:value-type="string" office:string-value="Mia Mumman" calcext:value-type="string">
            <text:p>Mia Mumman</text:p>
          </table:table-cell>
          <table:table-cell table:style-name="ce87" table:formula="of:=[$'Founding Round'.C10]*[$'Founding Round'.F$7]" office:value-type="string" office:string-value="100.00" calcext:value-type="string">
            <text:p>100.00</text:p>
          </table:table-cell>
          <table:table-cell table:style-name="ce117" table:formula="of:=[.C24]" office:value-type="string" office:string-value="100.00" calcext:value-type="string">
            <text:p>100.00</text:p>
          </table:table-cell>
          <table:table-cell table:style-name="ce65"/>
          <table:table-cell table:style-name="ce39"/>
          <table:table-cell table:number-columns-repeated="1018"/>
        </table:table-row>
        <table:table-row table:style-name="ro3">
          <table:table-cell/>
          <table:table-cell table:style-name="ce5" table:formula="of:=[$'Founding Round'.F$5]" office:value-type="string" office:string-value="Golu" calcext:value-type="string">
            <text:p>Golu</text:p>
          </table:table-cell>
          <table:table-cell table:style-name="ce87" table:formula="of:=[$'Founding Round'.C11]*[$'Founding Round'.F$7]" office:value-type="string" office:string-value="50.00" calcext:value-type="string">
            <text:p>50.00</text:p>
          </table:table-cell>
          <table:table-cell table:style-name="ce117" table:formula="of:=[.C25]" office:value-type="string" office:string-value="50.00" calcext:value-type="string">
            <text:p>50.00</text:p>
          </table:table-cell>
          <table:table-cell table:style-name="ce65"/>
          <table:table-cell table:style-name="ce39"/>
          <table:table-cell table:number-columns-repeated="1018"/>
        </table:table-row>
        <table:table-row table:style-name="ro3">
          <table:table-cell/>
          <table:table-cell table:style-name="ce5" table:formula="of:=[$'First Equity Round'.C$5]" office:value-type="string" office:string-value="Bawandar Mix" calcext:value-type="string">
            <text:p>Bawandar Mix</text:p>
          </table:table-cell>
          <table:table-cell table:style-name="ce88"/>
          <table:table-cell table:style-name="ce117" table:formula="of:=[.C$26]/(1-[.D$17])*[.D17]" office:value-type="string" office:string-value="0.00" calcext:value-type="string">
            <text:p>0.00</text:p>
          </table:table-cell>
          <table:table-cell table:style-name="ce65"/>
          <table:table-cell table:style-name="ce39"/>
          <table:table-cell table:number-columns-repeated="1018"/>
        </table:table-row>
        <table:table-row table:style-name="ro3">
          <table:table-cell/>
          <table:table-cell table:style-name="ce5"/>
          <table:table-cell table:style-name="ce89" table:formula="of:=SUM([.C22:.C25])" office:value-type="string" office:string-value="1,000.00" calcext:value-type="string">
            <text:p>1,000.00</text:p>
          </table:table-cell>
          <table:table-cell table:style-name="ce118" table:formula="of:=SUM([.D22:.D26])" office:value-type="string" office:string-value="1,000.00" calcext:value-type="string">
            <text:p>1,000.00</text:p>
          </table:table-cell>
          <table:table-cell table:style-name="ce65"/>
          <table:table-cell table:style-name="ce39"/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Price/ Share</text:p>
          </table:table-cell>
          <table:table-cell table:style-name="ce47" table:formula="of:=[.C21]/[.C27]" office:value-type="string" office:string-value="" calcext:value-type="error">
            <text:p>#VALUE!</text:p>
          </table:table-cell>
          <table:table-cell table:style-name="ce57" table:formula="of:=[.D21]/[.D27]" office:value-type="string" office:string-value="" calcext:value-type="error">
            <text:p>#VALUE!</text:p>
          </table:table-cell>
          <table:table-cell table:style-name="ce39" table:number-columns-repeated="2"/>
          <table:table-cell table:number-columns-repeated="1018"/>
        </table:table-row>
        <table:table-row table:style-name="ro3">
          <table:table-cell/>
          <table:table-cell table:style-name="ce51" table:number-columns-repeated="4"/>
          <table:table-cell table:style-name="ce39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Equity</text:p>
          </table:table-cell>
          <table:table-cell table:style-name="ce79" office:value-type="string" calcext:value-type="string">
            <text:p>Pre-Money</text:p>
          </table:table-cell>
          <table:table-cell table:style-name="ce79" office:value-type="string" calcext:value-type="string">
            <text:p>Option Pool</text:p>
          </table:table-cell>
          <table:table-cell table:style-name="ce137" office:value-type="string" calcext:value-type="string">
            <text:p>Post-Money</text:p>
          </table:table-cell>
          <table:table-cell table:style-name="ce39"/>
          <table:table-cell table:number-columns-repeated="1018"/>
        </table:table-row>
        <table:table-row table:style-name="ro3">
          <table:table-cell/>
          <table:table-cell table:style-name="ce5" table:formula="of:=[$'Founding Round'.C$5]" office:value-type="string" office:string-value="Lallan" calcext:value-type="string">
            <text:p>Lallan</text:p>
          </table:table-cell>
          <table:table-cell table:style-name="ce80" table:formula="of:=[$'Founding Round'.C8]" office:value-type="string" office:string-value="50.00%" calcext:value-type="string">
            <text:p>50.00%</text:p>
          </table:table-cell>
          <table:table-cell table:style-name="ce119" table:formula="of:=[.C31]*(1-[.D$35])" office:value-type="percentage" office:value="0.45" calcext:value-type="percentage">
            <text:p>45.00%</text:p>
          </table:table-cell>
          <table:table-cell table:style-name="ce91" table:formula="of:=[.D31]*(1-([.E$36]/(1-[.E$35])))" office:value-type="percentage" office:value="0.4" calcext:value-type="percentage">
            <text:p>40.00%</text:p>
          </table:table-cell>
          <table:table-cell table:style-name="ce39"/>
          <table:table-cell table:number-columns-repeated="1018"/>
        </table:table-row>
        <table:table-row table:style-name="ro3">
          <table:table-cell/>
          <table:table-cell table:style-name="ce5" table:formula="of:=[$'Founding Round'.D$5]" office:value-type="string" office:string-value="Chaggan guru" calcext:value-type="string">
            <text:p>Chaggan guru</text:p>
          </table:table-cell>
          <table:table-cell table:style-name="ce80" table:formula="of:=[$'Founding Round'.C9]" office:value-type="string" office:string-value="35.00%" calcext:value-type="string">
            <text:p>35.00%</text:p>
          </table:table-cell>
          <table:table-cell table:style-name="ce119" table:formula="of:=[.C32]*(1-[.D$35])" office:value-type="percentage" office:value="0.315" calcext:value-type="percentage">
            <text:p>31.50%</text:p>
          </table:table-cell>
          <table:table-cell table:style-name="ce91" table:formula="of:=[.D32]*(1-([.E$36]/(1-[.E$35])))" office:value-type="percentage" office:value="0.28" calcext:value-type="percentage">
            <text:p>28.00%</text:p>
          </table:table-cell>
          <table:table-cell table:style-name="ce39"/>
          <table:table-cell table:number-columns-repeated="1018"/>
        </table:table-row>
        <table:table-row table:style-name="ro3">
          <table:table-cell/>
          <table:table-cell table:style-name="ce5" table:formula="of:=[$'Founding Round'.E$5]" office:value-type="string" office:string-value="Mia Mumman" calcext:value-type="string">
            <text:p>Mia Mumman</text:p>
          </table:table-cell>
          <table:table-cell table:style-name="ce81" table:formula="of:=[$'Founding Round'.C10]" office:value-type="string" office:string-value="10.00%" calcext:value-type="string">
            <text:p>10.00%</text:p>
          </table:table-cell>
          <table:table-cell table:style-name="ce119" table:formula="of:=[.C33]*(1-[.D$35])" office:value-type="percentage" office:value="0.09" calcext:value-type="percentage">
            <text:p>9.00%</text:p>
          </table:table-cell>
          <table:table-cell table:style-name="ce91" table:formula="of:=[.D33]*(1-([.E$36]/(1-[.E$35])))" office:value-type="percentage" office:value="0.08" calcext:value-type="percentage">
            <text:p>8.00%</text:p>
          </table:table-cell>
          <table:table-cell table:style-name="ce39"/>
          <table:table-cell table:number-columns-repeated="1018"/>
        </table:table-row>
        <table:table-row table:style-name="ro3">
          <table:table-cell/>
          <table:table-cell table:style-name="ce5" table:formula="of:=[$'Founding Round'.F$5]" office:value-type="string" office:string-value="Golu" calcext:value-type="string">
            <text:p>Golu</text:p>
          </table:table-cell>
          <table:table-cell table:style-name="ce90" table:formula="of:=[$'Founding Round'.C11]" office:value-type="string" office:string-value="5.00%" calcext:value-type="string">
            <text:p>5.00%</text:p>
          </table:table-cell>
          <table:table-cell table:style-name="ce119" table:formula="of:=[.C34]*(1-[.D$35])" office:value-type="percentage" office:value="0.045" calcext:value-type="percentage">
            <text:p>4.50%</text:p>
          </table:table-cell>
          <table:table-cell table:style-name="ce91" table:formula="of:=[.D34]*(1-([.E$36]/(1-[.E$35])))" office:value-type="percentage" office:value="0.04" calcext:value-type="percentage">
            <text:p>4.00%</text:p>
          </table:table-cell>
          <table:table-cell table:style-name="ce39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Option Pool</text:p>
          </table:table-cell>
          <table:table-cell table:style-name="ce91"/>
          <table:table-cell table:style-name="ce120" table:formula="of:=[.F7]" office:value-type="string" office:string-value="10.00%" calcext:value-type="string">
            <text:p>10.00%</text:p>
          </table:table-cell>
          <table:table-cell table:style-name="ce138" table:formula="of:=[.D35]" office:value-type="string" office:string-value="10.00%" calcext:value-type="string">
            <text:p>10.00%</text:p>
          </table:table-cell>
          <table:table-cell table:style-name="ce39"/>
          <table:table-cell table:number-columns-repeated="1018"/>
        </table:table-row>
        <table:table-row table:style-name="ro3">
          <table:table-cell/>
          <table:table-cell table:style-name="ce5" table:formula="of:=[$'First Equity Round'.C$5]" office:value-type="string" office:string-value="Bawandar Mix" calcext:value-type="string">
            <text:p>Bawandar Mix</text:p>
          </table:table-cell>
          <table:table-cell table:style-name="ce92"/>
          <table:table-cell table:style-name="ce91"/>
          <table:table-cell table:style-name="ce114" table:formula="of:=[.C10]" office:value-type="string" office:string-value="10.00%" calcext:value-type="string">
            <text:p>10.00%</text:p>
          </table:table-cell>
          <table:table-cell table:style-name="ce39"/>
          <table:table-cell table:number-columns-repeated="1018"/>
        </table:table-row>
        <table:table-row table:style-name="ro3">
          <table:table-cell/>
          <table:table-cell table:style-name="ce67"/>
          <table:table-cell table:style-name="ce93" table:formula="of:=SUM([.C31:.C34])" office:value-type="string" office:string-value="100.00%" calcext:value-type="string">
            <text:p>100.00%</text:p>
          </table:table-cell>
          <table:table-cell table:style-name="ce93" table:formula="of:=SUM([.D31:.D35])" office:value-type="string" office:string-value="100.00%" calcext:value-type="string">
            <text:p>100.00%</text:p>
          </table:table-cell>
          <table:table-cell table:style-name="ce115" table:formula="of:=SUM([.E31:.E36])" office:value-type="string" office:string-value="100.00%" calcext:value-type="string">
            <text:p>100.00%</text:p>
          </table:table-cell>
          <table:table-cell table:style-name="ce39"/>
          <table:table-cell table:number-columns-repeated="1018"/>
        </table:table-row>
        <table:table-row table:style-name="ro3">
          <table:table-cell/>
          <table:table-cell table:style-name="ce21"/>
          <table:table-cell table:style-name="ce94"/>
          <table:table-cell table:style-name="ce121" table:number-columns-repeated="2"/>
          <table:table-cell table:style-name="ce39"/>
          <table:table-cell table:number-columns-repeated="1018"/>
        </table:table-row>
        <table:table-row table:style-name="ro3">
          <table:table-cell/>
          <table:table-cell table:style-name="ce68"/>
          <table:table-cell table:style-name="ce95" office:value-type="float" office:value="1" calcext:value-type="float">
            <text:p>1</text:p>
          </table:table-cell>
          <table:table-cell table:style-name="ce122" table:number-columns-repeated="2"/>
          <table:table-cell table:style-name="ce39"/>
          <table:table-cell table:number-columns-repeated="1018"/>
        </table:table-row>
        <table:table-row table:style-name="ro3">
          <table:table-cell/>
          <table:table-cell table:style-name="ce69" office:value-type="string" calcext:value-type="string">
            <text:p>Valuation</text:p>
          </table:table-cell>
          <table:table-cell table:style-name="ce96" office:value-type="string" calcext:value-type="string">
            <text:p>Pre-Money</text:p>
          </table:table-cell>
          <table:table-cell table:style-name="ce96" office:value-type="string" calcext:value-type="string">
            <text:p>Option Pool</text:p>
          </table:table-cell>
          <table:table-cell table:style-name="ce116" office:value-type="string" calcext:value-type="string">
            <text:p>Post-Money</text:p>
          </table:table-cell>
          <table:table-cell table:style-name="ce39"/>
          <table:table-cell table:number-columns-repeated="1018"/>
        </table:table-row>
        <table:table-row table:style-name="ro3">
          <table:table-cell/>
          <table:table-cell table:style-name="ce70"/>
          <table:table-cell table:style-name="ce86" table:formula="of:=[.C7]" office:value-type="string" office:string-value="13,50,00,000.00" calcext:value-type="string">
            <text:p>13,50,00,000.00</text:p>
          </table:table-cell>
          <table:table-cell table:style-name="ce86" table:formula="of:=[.C7]" office:value-type="string" office:string-value="13,50,00,000.00" calcext:value-type="string">
            <text:p>13,50,00,000.00</text:p>
          </table:table-cell>
          <table:table-cell table:style-name="ce77" table:formula="of:=[.C9]" office:value-type="string" office:string-value="15,00,00,000.00" calcext:value-type="string">
            <text:p>15,00,00,000.00</text:p>
          </table:table-cell>
          <table:table-cell table:style-name="ce39"/>
          <table:table-cell table:number-columns-repeated="1018"/>
        </table:table-row>
        <table:table-row table:style-name="ro3">
          <table:table-cell/>
          <table:table-cell table:style-name="ce5" table:formula="of:=[$'Founding Round'.C$5]" office:value-type="string" office:string-value="Lallan" calcext:value-type="string">
            <text:p>Lallan</text:p>
          </table:table-cell>
          <table:table-cell table:style-name="ce86" table:formula="of:=[$'Founding Round'.C8]*[$'Founding Round'.F$7]*[.$C$39]" office:value-type="string" office:string-value="500.00" calcext:value-type="string">
            <text:p>500.00</text:p>
          </table:table-cell>
          <table:table-cell table:style-name="ce86" table:formula="of:=[.C42]" office:value-type="string" office:string-value="500.00" calcext:value-type="string">
            <text:p>500.00</text:p>
          </table:table-cell>
          <table:table-cell table:style-name="ce77" table:formula="of:=[.D42]" office:value-type="string" office:string-value="500.00" calcext:value-type="string">
            <text:p>500.00</text:p>
          </table:table-cell>
          <table:table-cell table:style-name="ce65"/>
          <table:table-cell table:number-columns-repeated="1018"/>
        </table:table-row>
        <table:table-row table:style-name="ro3">
          <table:table-cell/>
          <table:table-cell table:style-name="ce5" table:formula="of:=[$'Founding Round'.D$5]" office:value-type="string" office:string-value="Chaggan guru" calcext:value-type="string">
            <text:p>Chaggan guru</text:p>
          </table:table-cell>
          <table:table-cell table:style-name="ce86" table:formula="of:=[$'Founding Round'.C9]*[$'Founding Round'.F$7]*[.$C$39]" office:value-type="string" office:string-value="350.00" calcext:value-type="string">
            <text:p>350.00</text:p>
          </table:table-cell>
          <table:table-cell table:style-name="ce86" table:formula="of:=[.C43]" office:value-type="string" office:string-value="350.00" calcext:value-type="string">
            <text:p>350.00</text:p>
          </table:table-cell>
          <table:table-cell table:style-name="ce77" table:formula="of:=[.D43]" office:value-type="string" office:string-value="350.00" calcext:value-type="string">
            <text:p>350.00</text:p>
          </table:table-cell>
          <table:table-cell table:style-name="ce65"/>
          <table:table-cell table:number-columns-repeated="1018"/>
        </table:table-row>
        <table:table-row table:style-name="ro3">
          <table:table-cell/>
          <table:table-cell table:style-name="ce5" table:formula="of:=[$'Founding Round'.E$5]" office:value-type="string" office:string-value="Mia Mumman" calcext:value-type="string">
            <text:p>Mia Mumman</text:p>
          </table:table-cell>
          <table:table-cell table:style-name="ce86" table:formula="of:=[$'Founding Round'.C10]*[$'Founding Round'.F$7]*[.$C$39]" office:value-type="string" office:string-value="100.00" calcext:value-type="string">
            <text:p>100.00</text:p>
          </table:table-cell>
          <table:table-cell table:style-name="ce86" table:formula="of:=[.C44]" office:value-type="string" office:string-value="100.00" calcext:value-type="string">
            <text:p>100.00</text:p>
          </table:table-cell>
          <table:table-cell table:style-name="ce77" table:formula="of:=[.D44]" office:value-type="string" office:string-value="100.00" calcext:value-type="string">
            <text:p>100.00</text:p>
          </table:table-cell>
          <table:table-cell table:style-name="ce65"/>
          <table:table-cell table:number-columns-repeated="1018"/>
        </table:table-row>
        <table:table-row table:style-name="ro3">
          <table:table-cell/>
          <table:table-cell table:style-name="ce5" table:formula="of:=[$'Founding Round'.F$5]" office:value-type="string" office:string-value="Golu" calcext:value-type="string">
            <text:p>Golu</text:p>
          </table:table-cell>
          <table:table-cell table:style-name="ce86" table:formula="of:=[$'Founding Round'.C11]*[$'Founding Round'.F$7]*[.$C$39]" office:value-type="string" office:string-value="50.00" calcext:value-type="string">
            <text:p>50.00</text:p>
          </table:table-cell>
          <table:table-cell table:style-name="ce86" table:formula="of:=[.C45]" office:value-type="string" office:string-value="50.00" calcext:value-type="string">
            <text:p>50.00</text:p>
          </table:table-cell>
          <table:table-cell table:style-name="ce77" table:formula="of:=[.D45]" office:value-type="string" office:string-value="50.00" calcext:value-type="string">
            <text:p>50.00</text:p>
          </table:table-cell>
          <table:table-cell table:style-name="ce65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Option Pool 1</text:p>
          </table:table-cell>
          <table:table-cell table:style-name="ce97"/>
          <table:table-cell table:style-name="ce123" table:formula="of:=[.C48]/(1-[.F7])*[.F7]" office:value-type="string" office:string-value="111.11" calcext:value-type="string">
            <text:p>111.11</text:p>
          </table:table-cell>
          <table:table-cell table:style-name="ce139" table:formula="of:=[.D46]" office:value-type="string" office:string-value="111.11" calcext:value-type="string">
            <text:p>111.11</text:p>
          </table:table-cell>
          <table:table-cell table:style-name="ce65"/>
          <table:table-cell table:number-columns-repeated="1018"/>
        </table:table-row>
        <table:table-row table:style-name="ro3">
          <table:table-cell/>
          <table:table-cell table:style-name="ce5" table:formula="of:=[$'First Equity Round'.C$5]" office:value-type="string" office:string-value="Bawandar Mix" calcext:value-type="string">
            <text:p>Bawandar Mix</text:p>
          </table:table-cell>
          <table:table-cell table:style-name="ce89"/>
          <table:table-cell table:style-name="ce124"/>
          <table:table-cell table:style-name="ce77" table:formula="of:=[.D48]/(1-[.C10])*[.C10]" office:value-type="string" office:string-value="123.46" calcext:value-type="string">
            <text:p>123.46</text:p>
          </table:table-cell>
          <table:table-cell table:style-name="ce65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Total Shares</text:p>
          </table:table-cell>
          <table:table-cell table:style-name="ce89" table:formula="of:=SUM([.C42:.C45])" office:value-type="string" office:string-value="1,000.00" calcext:value-type="string">
            <text:p>1,000.00</text:p>
          </table:table-cell>
          <table:table-cell table:style-name="ce89" table:formula="of:=SUM([.D42:.D46])" office:value-type="string" office:string-value="1,111.11" calcext:value-type="string">
            <text:p>1,111.11</text:p>
          </table:table-cell>
          <table:table-cell table:style-name="ce124" table:formula="of:=SUM([.E42:.E47])" office:value-type="string" office:string-value="1,234.57" calcext:value-type="string">
            <text:p>1,234.57</text:p>
          </table:table-cell>
          <table:table-cell table:style-name="ce39"/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Price/ Share</text:p>
          </table:table-cell>
          <table:table-cell table:style-name="ce98" table:formula="of:=[.C41]/[.C48]" office:value-type="string" office:string-value="" calcext:value-type="error">
            <text:p>#VALUE!</text:p>
          </table:table-cell>
          <table:table-cell table:style-name="ce98" table:formula="of:=[.D41]/[.D48]" office:value-type="string" office:string-value="" calcext:value-type="error">
            <text:p>#VALUE!</text:p>
          </table:table-cell>
          <table:table-cell table:style-name="ce140" table:formula="of:=[.E41]/[.E48]" office:value-type="string" office:string-value="" calcext:value-type="error">
            <text:p>#VALUE!</text:p>
          </table:table-cell>
          <table:table-cell table:style-name="ce39"/>
          <table:table-cell table:number-columns-repeated="1018"/>
        </table:table-row>
        <table:table-row table:style-name="ro3">
          <table:table-cell/>
          <table:table-cell table:style-name="ce39" table:number-columns-repeated="5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Debt Round</text:p>
          </table:table-cell>
          <table:table-cell table:style-name="ce44" table:formula="of:=[$'Debt Round'.C5]" office:value-type="string" office:string-value="Guddan" calcext:value-type="string">
            <text:p>Guddan</text:p>
          </table:table-cell>
          <table:table-cell table:style-name="ce44" table:formula="of:=[$'Debt Round'.D5]" office:value-type="string" office:string-value="Laali" calcext:value-type="string">
            <text:p>Laali</text:p>
          </table:table-cell>
          <table:table-cell table:style-name="ce44" table:formula="of:=[$'Debt Round'.E5]" office:value-type="string" office:string-value="Puttan" calcext:value-type="string">
            <text:p>Puttan</text:p>
          </table:table-cell>
          <table:table-cell table:style-name="ce14" table:formula="of:=[$'Debt Round'.F5]" office:value-type="string" office:string-value="Bankelal" calcext:value-type="string">
            <text:p>Bankelal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Price/ Share thru Valuation Cap</text:p>
          </table:table-cell>
          <table:table-cell table:style-name="ce87" table:formula="of:=([$'Debt Round'.C8]/[.$D48])" office:value-type="string" office:string-value="1,35,000.00" calcext:value-type="string">
            <text:p>1,35,000.00</text:p>
          </table:table-cell>
          <table:table-cell table:style-name="ce87" table:formula="of:=([$'Debt Round'.D8]/[.$D48])" office:value-type="string" office:string-value="1,35,000.00" calcext:value-type="string">
            <text:p>1,35,000.00</text:p>
          </table:table-cell>
          <table:table-cell table:style-name="ce87" table:formula="of:=([$'Debt Round'.E8]/[.$D48])" office:value-type="string" office:string-value="1,35,000.00" calcext:value-type="string">
            <text:p>1,35,000.00</text:p>
          </table:table-cell>
          <table:table-cell table:style-name="ce117" table:formula="of:=([$'Debt Round'.F8]/[.$D48])" office:value-type="string" office:string-value="1,35,000.00" calcext:value-type="string">
            <text:p>1,35,000.00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Maturity Amt</text:p>
          </table:table-cell>
          <table:table-cell table:style-name="ce87" table:formula="of:=IF([$'Debt Round'.C6]=&quot;DISCOUNT&quot;;[$'Debt Round'.C17];[$'Debt Round'.C27])" office:value-type="string" office:string-value="2,50,000.00" calcext:value-type="string">
            <text:p>2,50,000.00</text:p>
          </table:table-cell>
          <table:table-cell table:style-name="ce87" table:formula="of:=IF([$'Debt Round'.D6]=&quot;DISCOUNT&quot;;[$'Debt Round'.D17];[$'Debt Round'.D27])" office:value-type="string" office:string-value="2,50,000.00" calcext:value-type="string">
            <text:p>2,50,000.00</text:p>
          </table:table-cell>
          <table:table-cell table:style-name="ce87" table:formula="of:=IF([$'Debt Round'.E6]=&quot;DISCOUNT&quot;;[$'Debt Round'.E17];[$'Debt Round'.E27])" office:value-type="string" office:string-value="2,50,000.00" calcext:value-type="string">
            <text:p>2,50,000.00</text:p>
          </table:table-cell>
          <table:table-cell table:style-name="ce117" table:formula="of:=IF([$'Debt Round'.F6]=&quot;DISCOUNT&quot;;[$'Debt Round'.F17];[$'Debt Round'.F27])" office:value-type="string" office:string-value="2,50,000.00" calcext:value-type="string">
            <text:p>2,50,000.00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Encashment</text:p>
          </table:table-cell>
          <table:table-cell table:number-columns-repeated="3" table:style-name="ce87" office:value-type="float" office:value="0" calcext:value-type="float">
            <text:p>0.00</text:p>
          </table:table-cell>
          <table:table-cell table:style-name="ce117" office:value-type="float" office:value="0" calcext:value-type="float">
            <text:p>0.00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Final Debt</text:p>
          </table:table-cell>
          <table:table-cell table:style-name="ce87" table:formula="of:=[.C53]-[.C54]" office:value-type="string" office:string-value="" calcext:value-type="error">
            <text:p>#VALUE!</text:p>
          </table:table-cell>
          <table:table-cell table:style-name="ce87" table:formula="of:=[.D53]-[.D54]" office:value-type="string" office:string-value="" calcext:value-type="error">
            <text:p>#VALUE!</text:p>
          </table:table-cell>
          <table:table-cell table:style-name="ce87" table:formula="of:=[.E53]-[.E54]" office:value-type="string" office:string-value="" calcext:value-type="error">
            <text:p>#VALUE!</text:p>
          </table:table-cell>
          <table:table-cell table:style-name="ce117" table:formula="of:=[.F53]-[.F54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Shares</text:p>
          </table:table-cell>
          <table:table-cell table:style-name="ce99" table:formula="of:=IF([.C52]&gt;[.$D49];[.C55]/[.$D49];[.C55]/[.C52])" office:value-type="string" office:string-value="" calcext:value-type="error">
            <text:p>#VALUE!</text:p>
          </table:table-cell>
          <table:table-cell table:style-name="ce99" table:formula="of:=IF([.D52]&gt;[.$D49];[.D55]/[.$D49];[.D55]/[.D52])" office:value-type="string" office:string-value="" calcext:value-type="error">
            <text:p>#VALUE!</text:p>
          </table:table-cell>
          <table:table-cell table:style-name="ce99" table:formula="of:=IF([.E52]&gt;[.$D49];[.E55]/[.$D49];[.E55]/[.E52])" office:value-type="string" office:string-value="" calcext:value-type="error">
            <text:p>#VALUE!</text:p>
          </table:table-cell>
          <table:table-cell table:style-name="ce151" table:formula="of:=IF([.F52]&gt;[.$D49];[.F55]/[.$D49];[.F55]/[.F52])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71" office:value-type="string" calcext:value-type="string">
            <text:p>Equity</text:p>
          </table:table-cell>
          <table:table-cell table:style-name="ce100" office:value-type="string" calcext:value-type="string" table:number-columns-spanned="4" table:number-rows-spanned="1">
            <text:p>Round 1</text:p>
          </table:table-cell>
          <table:covered-table-cell table:number-columns-repeated="2" table:style-name="ce125"/>
          <table:covered-table-cell table:style-name="ce152"/>
          <table:table-cell table:number-columns-repeated="1018"/>
        </table:table-row>
        <table:table-row table:style-name="ro3">
          <table:table-cell/>
          <table:table-cell table:style-name="ce72"/>
          <table:table-cell table:style-name="ce101" office:value-type="string" calcext:value-type="string">
            <text:p>Pre-Money</text:p>
          </table:table-cell>
          <table:table-cell table:style-name="ce79" office:value-type="string" calcext:value-type="string">
            <text:p>Option Pool 1</text:p>
          </table:table-cell>
          <table:table-cell table:style-name="ce141" office:value-type="string" calcext:value-type="string">
            <text:p>Debt Convert</text:p>
          </table:table-cell>
          <table:table-cell table:style-name="ce153" office:value-type="string" calcext:value-type="string">
            <text:p>Post-Money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Founding Round'.C$5]" office:value-type="string" office:string-value="Lallan" calcext:value-type="string">
            <text:p>Lallan</text:p>
          </table:table-cell>
          <table:table-cell table:style-name="ce102" table:formula="of:=[$'Founding Round'.C8]" office:value-type="string" office:string-value="50.00%" calcext:value-type="string">
            <text:p>50.00%</text:p>
          </table:table-cell>
          <table:table-cell table:style-name="ce126" table:formula="of:=[.C60]*(1-[.D$64])" office:value-type="percentage" office:value="0.45" calcext:value-type="percentage">
            <text:p>45.00%</text:p>
          </table:table-cell>
          <table:table-cell table:style-name="ce126" table:formula="of:=[.D60]*(1-SUM([.E$65:.E$68])/(1-[.E$64]))" office:value-type="percentage" office:value="0.45" calcext:value-type="percentage">
            <text:p>45.00%</text:p>
          </table:table-cell>
          <table:table-cell table:style-name="ce91" table:formula="of:=[.E60]*(1-[.F$69]/(1-SUM([.F$64:.F$68])))" office:value-type="percentage" office:value="0.405" calcext:value-type="percentage">
            <text:p>40.50%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Founding Round'.D$5]" office:value-type="string" office:string-value="Chaggan guru" calcext:value-type="string">
            <text:p>Chaggan guru</text:p>
          </table:table-cell>
          <table:table-cell table:style-name="ce81" table:formula="of:=[$'Founding Round'.C9]" office:value-type="string" office:string-value="35.00%" calcext:value-type="string">
            <text:p>35.00%</text:p>
          </table:table-cell>
          <table:table-cell table:style-name="ce119" table:formula="of:=[.C61]*(1-[.D$64])" office:value-type="percentage" office:value="0.315" calcext:value-type="percentage">
            <text:p>31.50%</text:p>
          </table:table-cell>
          <table:table-cell table:style-name="ce119" table:formula="of:=[.D61]*(1-SUM([.E$65:.E$68])/(1-[.E$64]))" office:value-type="percentage" office:value="0.315" calcext:value-type="percentage">
            <text:p>31.50%</text:p>
          </table:table-cell>
          <table:table-cell table:style-name="ce91" table:formula="of:=[.E61]*(1-[.F$69]/(1-SUM([.F$64:.F$68])))" office:value-type="percentage" office:value="0.2835" calcext:value-type="percentage">
            <text:p>28.35%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Founding Round'.E$5]" office:value-type="string" office:string-value="Mia Mumman" calcext:value-type="string">
            <text:p>Mia Mumman</text:p>
          </table:table-cell>
          <table:table-cell table:style-name="ce81" table:formula="of:=[$'Founding Round'.C10]" office:value-type="string" office:string-value="10.00%" calcext:value-type="string">
            <text:p>10.00%</text:p>
          </table:table-cell>
          <table:table-cell table:style-name="ce119" table:formula="of:=[.C62]*(1-[.D$64])" office:value-type="percentage" office:value="0.09" calcext:value-type="percentage">
            <text:p>9.00%</text:p>
          </table:table-cell>
          <table:table-cell table:style-name="ce119" table:formula="of:=[.D62]*(1-SUM([.E$65:.E$68])/(1-[.E$64]))" office:value-type="percentage" office:value="0.09" calcext:value-type="percentage">
            <text:p>9.00%</text:p>
          </table:table-cell>
          <table:table-cell table:style-name="ce91" table:formula="of:=[.E62]*(1-[.F$69]/(1-SUM([.F$64:.F$68])))" office:value-type="percentage" office:value="0.081" calcext:value-type="percentage">
            <text:p>8.10%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Founding Round'.F$5]" office:value-type="string" office:string-value="Golu" calcext:value-type="string">
            <text:p>Golu</text:p>
          </table:table-cell>
          <table:table-cell table:style-name="ce81" table:formula="of:=[$'Founding Round'.C11]" office:value-type="string" office:string-value="5.00%" calcext:value-type="string">
            <text:p>5.00%</text:p>
          </table:table-cell>
          <table:table-cell table:style-name="ce119" table:formula="of:=[.C63]*(1-[.D$64])" office:value-type="percentage" office:value="0.045" calcext:value-type="percentage">
            <text:p>4.50%</text:p>
          </table:table-cell>
          <table:table-cell table:style-name="ce119" table:formula="of:=[.D63]*(1-SUM([.E$65:.E$68])/(1-[.E$64]))" office:value-type="percentage" office:value="0.045" calcext:value-type="percentage">
            <text:p>4.50%</text:p>
          </table:table-cell>
          <table:table-cell table:style-name="ce91" table:formula="of:=[.E63]*(1-[.F$69]/(1-SUM([.F$64:.F$68])))" office:value-type="percentage" office:value="0.0405" calcext:value-type="percentage">
            <text:p>4.05%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Option Pool 1</text:p>
          </table:table-cell>
          <table:table-cell table:style-name="ce103"/>
          <table:table-cell table:style-name="ce120" table:formula="of:=[$'First Equity Round'.F7]" office:value-type="string" office:string-value="10.00%" calcext:value-type="string">
            <text:p>10.00%</text:p>
          </table:table-cell>
          <table:table-cell table:style-name="ce142" table:formula="of:=[.D64]" office:value-type="string" office:string-value="10.00%" calcext:value-type="string">
            <text:p>10.00%</text:p>
          </table:table-cell>
          <table:table-cell table:style-name="ce138" table:formula="of:=[.E64]" office:value-type="string" office:string-value="10.00%" calcext:value-type="string">
            <text:p>10.00%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Debt Round'.C$5]" office:value-type="string" office:string-value="Guddan" calcext:value-type="string">
            <text:p>Guddan</text:p>
          </table:table-cell>
          <table:table-cell table:style-name="ce104"/>
          <table:table-cell table:style-name="ce119"/>
          <table:table-cell table:style-name="ce143" table:formula="of:=[.C$56]/([.D$48]+SUM([.C$56:.F$56]))" office:value-type="string" office:string-value="0.1838%" calcext:value-type="string">
            <text:p>0.1838%</text:p>
          </table:table-cell>
          <table:table-cell table:style-name="ce154" table:formula="of:=[.E65]" office:value-type="string" office:string-value="0.1838%" calcext:value-type="string">
            <text:p>0.1838%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Debt Round'.D$5]" office:value-type="string" office:string-value="Laali" calcext:value-type="string">
            <text:p>Laali</text:p>
          </table:table-cell>
          <table:table-cell table:style-name="ce104"/>
          <table:table-cell table:style-name="ce127"/>
          <table:table-cell table:style-name="ce143" table:formula="of:=[.D$56]/([.D$48]+SUM([.C$56:.F$56]))" office:value-type="string" office:string-value="0.1838%" calcext:value-type="string">
            <text:p>0.1838%</text:p>
          </table:table-cell>
          <table:table-cell table:style-name="ce154" table:formula="of:=[.E66]" office:value-type="string" office:string-value="0.1838%" calcext:value-type="string">
            <text:p>0.1838%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Debt Round'.E$5]" office:value-type="string" office:string-value="Puttan" calcext:value-type="string">
            <text:p>Puttan</text:p>
          </table:table-cell>
          <table:table-cell table:style-name="ce104"/>
          <table:table-cell table:style-name="ce127"/>
          <table:table-cell table:style-name="ce143" table:formula="of:=[.E$56]/([.D$48]+SUM([.C$56:.F$56]))" office:value-type="string" office:string-value="0.1838%" calcext:value-type="string">
            <text:p>0.1838%</text:p>
          </table:table-cell>
          <table:table-cell table:style-name="ce154" table:formula="of:=[.E67]" office:value-type="string" office:string-value="0.1838%" calcext:value-type="string">
            <text:p>0.1838%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Debt Round'.F$5]" office:value-type="string" office:string-value="Bankelal" calcext:value-type="string">
            <text:p>Bankelal</text:p>
          </table:table-cell>
          <table:table-cell table:style-name="ce104"/>
          <table:table-cell table:style-name="ce127"/>
          <table:table-cell table:style-name="ce144" table:formula="of:=[.F$56]/([.D$48]+SUM([.C$56:.F$56]))" office:value-type="string" office:string-value="0.1838%" calcext:value-type="string">
            <text:p>0.1838%</text:p>
          </table:table-cell>
          <table:table-cell table:style-name="ce154" table:formula="of:=[.E68]" office:value-type="string" office:string-value="0.1838%" calcext:value-type="string">
            <text:p>0.1838%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First Equity Round'.C$5]" office:value-type="string" office:string-value="Bawandar Mix" calcext:value-type="string">
            <text:p>Bawandar Mix</text:p>
          </table:table-cell>
          <table:table-cell table:style-name="ce104"/>
          <table:table-cell table:style-name="ce128"/>
          <table:table-cell table:style-name="ce145"/>
          <table:table-cell table:style-name="ce155" table:formula="of:=[.C10]" office:value-type="string" office:string-value="10.00%" calcext:value-type="string">
            <text:p>10.00%</text:p>
          </table:table-cell>
          <table:table-cell table:number-columns-repeated="1018"/>
        </table:table-row>
        <table:table-row table:style-name="ro3">
          <table:table-cell/>
          <table:table-cell table:style-name="ce9"/>
          <table:table-cell table:style-name="ce105" table:formula="of:=SUM([.C60:.C63])" office:value-type="string" office:string-value="100.00%" calcext:value-type="string">
            <text:p>100.00%</text:p>
          </table:table-cell>
          <table:table-cell table:style-name="ce93" table:formula="of:=SUM([.D60:.D64])" office:value-type="string" office:string-value="100.00%" calcext:value-type="string">
            <text:p>100.00%</text:p>
          </table:table-cell>
          <table:table-cell table:style-name="ce93" table:formula="of:=SUM([.E60:.E68])" office:value-type="string" office:string-value="100.00%" calcext:value-type="string">
            <text:p>100.00%</text:p>
          </table:table-cell>
          <table:table-cell table:style-name="ce155" table:formula="of:=SUM([.F60:.F69])" office:value-type="string" office:string-value="100.00%" calcext:value-type="string">
            <text:p>100.0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73" office:value-type="string" calcext:value-type="string">
            <text:p>Shareholding</text:p>
          </table:table-cell>
          <table:table-cell table:style-name="ce106" office:value-type="string" calcext:value-type="string" table:number-columns-spanned="4" table:number-rows-spanned="1">
            <text:p>Round 1</text:p>
          </table:table-cell>
          <table:covered-table-cell table:number-columns-repeated="2" table:style-name="ce125"/>
          <table:covered-table-cell table:style-name="ce152"/>
          <table:table-cell table:number-columns-repeated="1018"/>
        </table:table-row>
        <table:table-row table:style-name="ro3">
          <table:table-cell/>
          <table:table-cell table:style-name="ce74"/>
          <table:table-cell table:style-name="ce107" office:value-type="string" calcext:value-type="string">
            <text:p>Pre-Money</text:p>
          </table:table-cell>
          <table:table-cell table:style-name="ce96" office:value-type="string" calcext:value-type="string">
            <text:p>Option Pool 1</text:p>
          </table:table-cell>
          <table:table-cell table:style-name="ce96" office:value-type="string" calcext:value-type="string">
            <text:p>Debt Convert</text:p>
          </table:table-cell>
          <table:table-cell table:style-name="ce153" office:value-type="string" calcext:value-type="string">
            <text:p>Post-Money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Valuation</text:p>
          </table:table-cell>
          <table:table-cell table:style-name="ce108" table:formula="of:=[.C7]" office:value-type="string" office:string-value="13,50,00,000.00" calcext:value-type="string">
            <text:p>13,50,00,000.00</text:p>
          </table:table-cell>
          <table:table-cell table:style-name="ce129" table:formula="of:=[.C7]" office:value-type="string" office:string-value="13,50,00,000.00" calcext:value-type="string">
            <text:p>13,50,00,000.00</text:p>
          </table:table-cell>
          <table:table-cell table:style-name="ce129" table:formula="of:=[.C7]" office:value-type="string" office:string-value="13,50,00,000.00" calcext:value-type="string">
            <text:p>13,50,00,000.00</text:p>
          </table:table-cell>
          <table:table-cell table:style-name="ce156" table:formula="of:=[.C9]" office:value-type="string" office:string-value="15,00,00,000.00" calcext:value-type="string">
            <text:p>15,00,00,000.00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Price/ Share</text:p>
          </table:table-cell>
          <table:table-cell table:style-name="ce109" table:formula="of:=[.C74]/[.C86]" office:value-type="string" office:string-value="" calcext:value-type="error">
            <text:p>#VALUE!</text:p>
          </table:table-cell>
          <table:table-cell table:style-name="ce130" table:formula="of:=[.D74]/[.D86]" office:value-type="string" office:string-value="" calcext:value-type="error">
            <text:p>#VALUE!</text:p>
          </table:table-cell>
          <table:table-cell table:style-name="ce130" table:formula="of:=[.E74]/[.E86]" office:value-type="string" office:string-value="" calcext:value-type="error">
            <text:p>#VALUE!</text:p>
          </table:table-cell>
          <table:table-cell table:style-name="ce157" table:formula="of:=[.F74]/[.F86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Founding Round'.C$5]" office:value-type="string" office:string-value="Lallan" calcext:value-type="string">
            <text:p>Lallan</text:p>
          </table:table-cell>
          <table:table-cell table:style-name="ce110" table:formula="of:=[$'Founding Round'.C8]*[$'Founding Round'.F$7]*[.$C$39]" office:value-type="string" office:string-value="500.00" calcext:value-type="string">
            <text:p>500.00</text:p>
          </table:table-cell>
          <table:table-cell table:style-name="ce86" table:formula="of:=[.C76]" office:value-type="string" office:string-value="500.00" calcext:value-type="string">
            <text:p>500.00</text:p>
          </table:table-cell>
          <table:table-cell table:style-name="ce86" table:formula="of:=[.D76]" office:value-type="string" office:string-value="500.00" calcext:value-type="string">
            <text:p>500.00</text:p>
          </table:table-cell>
          <table:table-cell table:style-name="ce77" table:formula="of:=[.E76]" office:value-type="string" office:string-value="500.00" calcext:value-type="string">
            <text:p>500.00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Founding Round'.D$5]" office:value-type="string" office:string-value="Chaggan guru" calcext:value-type="string">
            <text:p>Chaggan guru</text:p>
          </table:table-cell>
          <table:table-cell table:style-name="ce110" table:formula="of:=[$'Founding Round'.C9]*[$'Founding Round'.F$7]*[.$C$39]" office:value-type="string" office:string-value="350.00" calcext:value-type="string">
            <text:p>350.00</text:p>
          </table:table-cell>
          <table:table-cell table:style-name="ce86" table:formula="of:=[.C77]" office:value-type="string" office:string-value="350.00" calcext:value-type="string">
            <text:p>350.00</text:p>
          </table:table-cell>
          <table:table-cell table:style-name="ce86" table:formula="of:=[.D77]" office:value-type="string" office:string-value="350.00" calcext:value-type="string">
            <text:p>350.00</text:p>
          </table:table-cell>
          <table:table-cell table:style-name="ce77" table:formula="of:=[.E77]" office:value-type="string" office:string-value="350.00" calcext:value-type="string">
            <text:p>350.00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Founding Round'.E$5]" office:value-type="string" office:string-value="Mia Mumman" calcext:value-type="string">
            <text:p>Mia Mumman</text:p>
          </table:table-cell>
          <table:table-cell table:style-name="ce110" table:formula="of:=[$'Founding Round'.C10]*[$'Founding Round'.F$7]*[.$C$39]" office:value-type="string" office:string-value="100.00" calcext:value-type="string">
            <text:p>100.00</text:p>
          </table:table-cell>
          <table:table-cell table:style-name="ce86" table:formula="of:=[.C78]" office:value-type="string" office:string-value="100.00" calcext:value-type="string">
            <text:p>100.00</text:p>
          </table:table-cell>
          <table:table-cell table:style-name="ce86" table:formula="of:=[.D78]" office:value-type="string" office:string-value="100.00" calcext:value-type="string">
            <text:p>100.00</text:p>
          </table:table-cell>
          <table:table-cell table:style-name="ce77" table:formula="of:=[.E78]" office:value-type="string" office:string-value="100.00" calcext:value-type="string">
            <text:p>100.00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Founding Round'.F$5]" office:value-type="string" office:string-value="Golu" calcext:value-type="string">
            <text:p>Golu</text:p>
          </table:table-cell>
          <table:table-cell table:style-name="ce111" table:formula="of:=[$'Founding Round'.C11]*[$'Founding Round'.F$7]*[.$C$39]" office:value-type="string" office:string-value="50.00" calcext:value-type="string">
            <text:p>50.00</text:p>
          </table:table-cell>
          <table:table-cell table:style-name="ce86" table:formula="of:=[.C79]" office:value-type="string" office:string-value="50.00" calcext:value-type="string">
            <text:p>50.00</text:p>
          </table:table-cell>
          <table:table-cell table:style-name="ce86" table:formula="of:=[.D79]" office:value-type="string" office:string-value="50.00" calcext:value-type="string">
            <text:p>50.00</text:p>
          </table:table-cell>
          <table:table-cell table:style-name="ce77" table:formula="of:=[.E79]" office:value-type="string" office:string-value="50.00" calcext:value-type="string">
            <text:p>50.00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Option Pool 1</text:p>
          </table:table-cell>
          <table:table-cell table:style-name="ce19"/>
          <table:table-cell table:style-name="ce131" table:formula="of:=[.C86]/(1-[.D64])*[.D64]" office:value-type="string" office:string-value="111.11" calcext:value-type="string">
            <text:p>111.11</text:p>
          </table:table-cell>
          <table:table-cell table:style-name="ce123" table:formula="of:=[.D80]" office:value-type="string" office:string-value="111.11" calcext:value-type="string">
            <text:p>111.11</text:p>
          </table:table-cell>
          <table:table-cell table:style-name="ce139" table:formula="of:=[.E80]" office:value-type="string" office:string-value="111.11" calcext:value-type="string">
            <text:p>111.11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Debt Round'.C$5]" office:value-type="string" office:string-value="Guddan" calcext:value-type="string">
            <text:p>Guddan</text:p>
          </table:table-cell>
          <table:table-cell table:style-name="ce112"/>
          <table:table-cell table:style-name="ce86"/>
          <table:table-cell table:style-name="ce146" table:formula="of:=[.C56]" office:value-type="string" office:string-value="2.0576" calcext:value-type="string">
            <text:p>2.0576</text:p>
          </table:table-cell>
          <table:table-cell table:style-name="ce158" table:formula="of:=[.E81]" office:value-type="string" office:string-value="2.0576" calcext:value-type="string">
            <text:p>2.0576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Debt Round'.D$5]" office:value-type="string" office:string-value="Laali" calcext:value-type="string">
            <text:p>Laali</text:p>
          </table:table-cell>
          <table:table-cell table:style-name="ce112"/>
          <table:table-cell table:style-name="ce132"/>
          <table:table-cell table:style-name="ce147" table:formula="of:=[.D56]" office:value-type="string" office:string-value="2.0576" calcext:value-type="string">
            <text:p>2.0576</text:p>
          </table:table-cell>
          <table:table-cell table:style-name="ce158" table:formula="of:=[.E82]" office:value-type="string" office:string-value="2.0576" calcext:value-type="string">
            <text:p>2.0576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Debt Round'.E$5]" office:value-type="string" office:string-value="Puttan" calcext:value-type="string">
            <text:p>Puttan</text:p>
          </table:table-cell>
          <table:table-cell table:style-name="ce112"/>
          <table:table-cell table:style-name="ce132"/>
          <table:table-cell table:style-name="ce147" table:formula="of:=[.E56]" office:value-type="string" office:string-value="2.0576" calcext:value-type="string">
            <text:p>2.0576</text:p>
          </table:table-cell>
          <table:table-cell table:style-name="ce158" table:formula="of:=[.E83]" office:value-type="string" office:string-value="2.0576" calcext:value-type="string">
            <text:p>2.0576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Debt Round'.F$5]" office:value-type="string" office:string-value="Bankelal" calcext:value-type="string">
            <text:p>Bankelal</text:p>
          </table:table-cell>
          <table:table-cell table:style-name="ce112"/>
          <table:table-cell table:style-name="ce132"/>
          <table:table-cell table:style-name="ce147" table:formula="of:=[.F56]" office:value-type="string" office:string-value="2.0576" calcext:value-type="string">
            <text:p>2.0576</text:p>
          </table:table-cell>
          <table:table-cell table:style-name="ce158" table:formula="of:=[.E84]" office:value-type="string" office:string-value="2.0576" calcext:value-type="string">
            <text:p>2.0576</text:p>
          </table:table-cell>
          <table:table-cell table:number-columns-repeated="1018"/>
        </table:table-row>
        <table:table-row table:style-name="ro3">
          <table:table-cell/>
          <table:table-cell table:style-name="ce5" table:formula="of:=[$'First Equity Round'.C$5]" office:value-type="string" office:string-value="Bawandar Mix" calcext:value-type="string">
            <text:p>Bawandar Mix</text:p>
          </table:table-cell>
          <table:table-cell table:style-name="ce112"/>
          <table:table-cell table:style-name="ce128"/>
          <table:table-cell table:style-name="ce129"/>
          <table:table-cell table:style-name="ce159" table:formula="of:=[.E$86]/(1-[.F69])*[.F69]" office:value-type="string" office:string-value="124.37" calcext:value-type="string">
            <text:p>124.37</text:p>
          </table:table-cell>
          <table:table-cell table:number-columns-repeated="1018"/>
        </table:table-row>
        <table:table-row table:style-name="ro3">
          <table:table-cell/>
          <table:table-cell table:style-name="ce9"/>
          <table:table-cell table:style-name="ce113" table:formula="of:=SUM([.C76:.C79])" office:value-type="string" office:string-value="1,000.00" calcext:value-type="string">
            <text:p>1,000.00</text:p>
          </table:table-cell>
          <table:table-cell table:style-name="ce133" table:formula="of:=SUM([.D76:.D80])" office:value-type="string" office:string-value="1,111.11" calcext:value-type="string">
            <text:p>1,111.11</text:p>
          </table:table-cell>
          <table:table-cell table:style-name="ce133" table:formula="of:=SUM([.E76:.E84])" office:value-type="string" office:string-value="1,119.34" calcext:value-type="string">
            <text:p>1,119.34</text:p>
          </table:table-cell>
          <table:table-cell table:style-name="ce160" table:formula="of:=SUM([.F76:.F85])" office:value-type="string" office:string-value="1,243.71" calcext:value-type="string">
            <text:p>1,243.71</text:p>
          </table:table-cell>
          <table:table-cell table:number-columns-repeated="1018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xt Equity Rounds" table:style-name="ta4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9" table:number-rows-spanned="1">
            <text:p>This calculation sheet has been released under GNU General Public License v2.0.</text:p>
            <text:p>You may read the license text in the LICENSE file present at</text:p>
            <text:p><text:span text:style-name="T1">https://github.com/i01000001/FoundersDiary/blob/master/LICENSE</text:span>.</text:p>
            <text:p>Please do not redistribute the sheet without this license preamble.</text:p>
            <text:p/>
            <text:p>Use cells with green text to update information relevant to your startup.</text:p>
            <text:p/>
          </table:table-cell>
          <table:covered-table-cell table:number-columns-repeated="7" table:style-name="ce11"/>
          <table:covered-table-cell table:style-name="ce2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/>
          <table:table-cell table:style-name="ce164" office:value-type="string" calcext:value-type="string">
            <text:p>VC 2</text:p>
          </table:table-cell>
          <table:table-cell table:style-name="ce169" office:value-type="string" calcext:value-type="string">
            <text:p>VC 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nvestors</text:p>
          </table:table-cell>
          <table:table-cell table:style-name="ce13" office:value-type="string" calcext:value-type="string">
            <text:p>Jaggu Dada</text:p>
          </table:table-cell>
          <table:table-cell table:style-name="ce29" office:value-type="string" calcext:value-type="string">
            <text:p>Bhokaali Bab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Equity</text:p>
          </table:table-cell>
          <table:table-cell table:style-name="ce165" office:value-type="string" calcext:value-type="string" table:number-columns-spanned="4" table:number-rows-spanned="1">
            <text:p>Round 1</text:p>
          </table:table-cell>
          <table:covered-table-cell table:number-columns-repeated="2" table:style-name="ce125"/>
          <table:covered-table-cell table:style-name="ce152"/>
          <table:table-cell table:style-name="ce165" office:value-type="string" calcext:value-type="string" table:number-columns-spanned="2" table:number-rows-spanned="1">
            <text:p>Round 2</text:p>
          </table:table-cell>
          <table:covered-table-cell table:style-name="ce152"/>
          <table:table-cell table:style-name="ce165" office:value-type="string" calcext:value-type="string" table:number-columns-spanned="2" table:number-rows-spanned="1">
            <text:p>Round 3</text:p>
          </table:table-cell>
          <table:covered-table-cell table:style-name="ce152"/>
          <table:table-cell table:number-columns-repeated="1014"/>
        </table:table-row>
        <table:table-row table:style-name="ro3">
          <table:table-cell/>
          <table:table-cell table:style-name="ce70"/>
          <table:table-cell table:style-name="ce141" office:value-type="string" calcext:value-type="string">
            <text:p>Pre-Money</text:p>
          </table:table-cell>
          <table:table-cell table:style-name="ce141" office:value-type="string" calcext:value-type="string">
            <text:p>Option Pool 1</text:p>
          </table:table-cell>
          <table:table-cell table:style-name="ce141" office:value-type="string" calcext:value-type="string">
            <text:p>Debt Convert</text:p>
          </table:table-cell>
          <table:table-cell table:style-name="ce153" office:value-type="string" calcext:value-type="string">
            <text:p>Post-Money</text:p>
          </table:table-cell>
          <table:table-cell table:style-name="ce79" office:value-type="string" calcext:value-type="string">
            <text:p>Option Pool 2</text:p>
          </table:table-cell>
          <table:table-cell table:style-name="ce137" office:value-type="string" calcext:value-type="string">
            <text:p>Post-Money</text:p>
          </table:table-cell>
          <table:table-cell table:style-name="ce141" office:value-type="string" calcext:value-type="string">
            <text:p>Option Pool 3</text:p>
          </table:table-cell>
          <table:table-cell table:style-name="ce184" office:value-type="string" calcext:value-type="string">
            <text:p>Post-Money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$'Founding Round'.C$5]" office:value-type="string" office:string-value="Lallan" calcext:value-type="string">
            <text:p>Lallan</text:p>
          </table:table-cell>
          <table:table-cell table:style-name="ce166" table:formula="of:=[$'Founding Round'.C8]" office:value-type="string" office:string-value="50.00%" calcext:value-type="string">
            <text:p>50.00%</text:p>
          </table:table-cell>
          <table:table-cell table:style-name="ce126" table:formula="of:=[.C9]*(1-[.D$13])" office:value-type="percentage" office:value="0.45" calcext:value-type="percentage">
            <text:p>45.00%</text:p>
          </table:table-cell>
          <table:table-cell table:style-name="ce126" table:formula="of:=[.D9]*(1-SUM([.E$14:.E$17])/(1-[.E$13]))" office:value-type="percentage" office:value="0.45" calcext:value-type="percentage">
            <text:p>45.00%</text:p>
          </table:table-cell>
          <table:table-cell table:style-name="ce91" table:formula="of:=[.E9]*(1-[.F$18]/(1-SUM([.F$13:.F$17])))" office:value-type="percentage" office:value="0.405" calcext:value-type="percentage">
            <text:p>40.50%</text:p>
          </table:table-cell>
          <table:table-cell table:style-name="ce119" table:formula="of:=[.F9]*(1-([.G$19]/(1-[.G$13]-IF([.G$24]&gt;=2;0;[.G$18])-IF([.G$24]&gt;=1;0;SUM([.G$14:.G$17])))))" office:value-type="percentage" office:value="0.36" calcext:value-type="percentage">
            <text:p>36.00%</text:p>
          </table:table-cell>
          <table:table-cell table:style-name="ce119" table:formula="of:=[.G9]*(1-([.H$20]/(1-[.H$13]-[.H$19]-IF([.H$24]&gt;=2;0;[.H$18])-IF([.H$24]&gt;=1;0;SUM([.H$14:.H$17])))))" office:value-type="percentage" office:value="0.315" calcext:value-type="percentage">
            <text:p>31.50%</text:p>
          </table:table-cell>
          <table:table-cell table:style-name="ce179" table:formula="of:=[.H9]*(1-([.I$21]/(1-[.I$13]-[.I$19]-IF([.I$24]&gt;=2;0;[.I$18])-IF([.I$24]&gt;=3;0;[.I$20])-IF([.I$24]&gt;=1;0;SUM([.I$14:.I$17])))))" office:value-type="percentage" office:value="0.275625" calcext:value-type="percentage">
            <text:p>27.56%</text:p>
          </table:table-cell>
          <table:table-cell table:style-name="ce185" table:formula="of:=[.I9]*(1-([.J$22]/(1-[.J$13]-[.J$19]-[.J$21]-IF([.J$24]&gt;=2;0;[.J$18])-IF([.J$24]&gt;=3;0;[.J$20])-IF([.J$24]&gt;=1;0;SUM([.J$14:.J$17])))))" office:value-type="percentage" office:value="0.23625" calcext:value-type="percentage">
            <text:p>23.63%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$'Founding Round'.D$5]" office:value-type="string" office:string-value="Chaggan guru" calcext:value-type="string">
            <text:p>Chaggan guru</text:p>
          </table:table-cell>
          <table:table-cell table:style-name="ce80" table:formula="of:=[$'Founding Round'.C9]" office:value-type="string" office:string-value="35.00%" calcext:value-type="string">
            <text:p>35.00%</text:p>
          </table:table-cell>
          <table:table-cell table:style-name="ce119" table:formula="of:=[.C10]*(1-[.D$13])" office:value-type="percentage" office:value="0.315" calcext:value-type="percentage">
            <text:p>31.50%</text:p>
          </table:table-cell>
          <table:table-cell table:style-name="ce119" table:formula="of:=[.D10]*(1-SUM([.E$14:.E$17])/(1-[.E$13]))" office:value-type="percentage" office:value="0.315" calcext:value-type="percentage">
            <text:p>31.50%</text:p>
          </table:table-cell>
          <table:table-cell table:style-name="ce91" table:formula="of:=[.E10]*(1-[.F$18]/(1-SUM([.F$13:.F$17])))" office:value-type="percentage" office:value="0.2835" calcext:value-type="percentage">
            <text:p>28.35%</text:p>
          </table:table-cell>
          <table:table-cell table:style-name="ce119" table:formula="of:=[.F10]*(1-([.G$19]/(1-[.G$13]-IF([.G$24]&gt;=2;0;[.G$18])-IF([.G$24]&gt;=1;0;SUM([.G$14:.G$17])))))" office:value-type="percentage" office:value="0.252" calcext:value-type="percentage">
            <text:p>25.20%</text:p>
          </table:table-cell>
          <table:table-cell table:style-name="ce119" table:formula="of:=[.G10]*(1-([.H$20]/(1-[.H$13]-[.H$19]-IF([.H$24]&gt;=2;0;[.H$18])-IF([.H$24]&gt;=1;0;SUM([.H$14:.H$17])))))" office:value-type="percentage" office:value="0.2205" calcext:value-type="percentage">
            <text:p>22.05%</text:p>
          </table:table-cell>
          <table:table-cell table:style-name="ce180" table:formula="of:=[.H10]*(1-([.I$21]/(1-[.I$13]-[.I$19]-IF([.I$24]&gt;=2;0;[.I$18])-IF([.I$24]&gt;=3;0;[.I$20])-IF([.I$24]&gt;=1;0;SUM([.I$14:.I$17])))))" office:value-type="percentage" office:value="0.1929375" calcext:value-type="percentage">
            <text:p>19.29%</text:p>
          </table:table-cell>
          <table:table-cell table:style-name="ce91" table:formula="of:=[.I10]*(1-([.J$22]/(1-[.J$13]-[.J$19]-[.J$21]-IF([.J$24]&gt;=2;0;[.J$18])-IF([.J$24]&gt;=3;0;[.J$20])-IF([.J$24]&gt;=1;0;SUM([.J$14:.J$17])))))" office:value-type="percentage" office:value="0.165375" calcext:value-type="percentage">
            <text:p>16.54%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$'Founding Round'.E$5]" office:value-type="string" office:string-value="Mia Mumman" calcext:value-type="string">
            <text:p>Mia Mumman</text:p>
          </table:table-cell>
          <table:table-cell table:style-name="ce80" table:formula="of:=[$'Founding Round'.C10]" office:value-type="string" office:string-value="10.00%" calcext:value-type="string">
            <text:p>10.00%</text:p>
          </table:table-cell>
          <table:table-cell table:style-name="ce119" table:formula="of:=[.C11]*(1-[.D$13])" office:value-type="percentage" office:value="0.09" calcext:value-type="percentage">
            <text:p>9.00%</text:p>
          </table:table-cell>
          <table:table-cell table:style-name="ce119" table:formula="of:=[.D11]*(1-SUM([.E$14:.E$17])/(1-[.E$13]))" office:value-type="percentage" office:value="0.09" calcext:value-type="percentage">
            <text:p>9.00%</text:p>
          </table:table-cell>
          <table:table-cell table:style-name="ce91" table:formula="of:=[.E11]*(1-[.F$18]/(1-SUM([.F$13:.F$17])))" office:value-type="percentage" office:value="0.081" calcext:value-type="percentage">
            <text:p>8.10%</text:p>
          </table:table-cell>
          <table:table-cell table:style-name="ce119" table:formula="of:=[.F11]*(1-([.G$19]/(1-[.G$13]-IF([.G$24]&gt;=2;0;[.G$18])-IF([.G$24]&gt;=1;0;SUM([.G$14:.G$17])))))" office:value-type="percentage" office:value="0.072" calcext:value-type="percentage">
            <text:p>7.20%</text:p>
          </table:table-cell>
          <table:table-cell table:style-name="ce119" table:formula="of:=[.G11]*(1-([.H$20]/(1-[.H$13]-[.H$19]-IF([.H$24]&gt;=2;0;[.H$18])-IF([.H$24]&gt;=1;0;SUM([.H$14:.H$17])))))" office:value-type="percentage" office:value="0.063" calcext:value-type="percentage">
            <text:p>6.30%</text:p>
          </table:table-cell>
          <table:table-cell table:style-name="ce180" table:formula="of:=[.H11]*(1-([.I$21]/(1-[.I$13]-[.I$19]-IF([.I$24]&gt;=2;0;[.I$18])-IF([.I$24]&gt;=3;0;[.I$20])-IF([.I$24]&gt;=1;0;SUM([.I$14:.I$17])))))" office:value-type="percentage" office:value="0.055125" calcext:value-type="percentage">
            <text:p>5.51%</text:p>
          </table:table-cell>
          <table:table-cell table:style-name="ce91" table:formula="of:=[.I11]*(1-([.J$22]/(1-[.J$13]-[.J$19]-[.J$21]-IF([.J$24]&gt;=2;0;[.J$18])-IF([.J$24]&gt;=3;0;[.J$20])-IF([.J$24]&gt;=1;0;SUM([.J$14:.J$17])))))" office:value-type="percentage" office:value="0.04725" calcext:value-type="percentage">
            <text:p>4.73%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$'Founding Round'.F$5]" office:value-type="string" office:string-value="Golu" calcext:value-type="string">
            <text:p>Golu</text:p>
          </table:table-cell>
          <table:table-cell table:style-name="ce90" table:formula="of:=[$'Founding Round'.C11]" office:value-type="string" office:string-value="5.00%" calcext:value-type="string">
            <text:p>5.00%</text:p>
          </table:table-cell>
          <table:table-cell table:style-name="ce119" table:formula="of:=[.C12]*(1-[.D$13])" office:value-type="percentage" office:value="0.045" calcext:value-type="percentage">
            <text:p>4.50%</text:p>
          </table:table-cell>
          <table:table-cell table:style-name="ce119" table:formula="of:=[.D12]*(1-SUM([.E$14:.E$17])/(1-[.E$13]))" office:value-type="percentage" office:value="0.045" calcext:value-type="percentage">
            <text:p>4.50%</text:p>
          </table:table-cell>
          <table:table-cell table:style-name="ce91" table:formula="of:=[.E12]*(1-[.F$18]/(1-SUM([.F$13:.F$17])))" office:value-type="percentage" office:value="0.0405" calcext:value-type="percentage">
            <text:p>4.05%</text:p>
          </table:table-cell>
          <table:table-cell table:style-name="ce119" table:formula="of:=[.F12]*(1-([.G$19]/(1-[.G$13]-IF([.G$24]&gt;=2;0;[.G$18])-IF([.G$24]&gt;=1;0;SUM([.G$14:.G$17])))))" office:value-type="percentage" office:value="0.036" calcext:value-type="percentage">
            <text:p>3.60%</text:p>
          </table:table-cell>
          <table:table-cell table:style-name="ce119" table:formula="of:=[.G12]*(1-([.H$20]/(1-[.H$13]-[.H$19]-IF([.H$24]&gt;=2;0;[.H$18])-IF([.H$24]&gt;=1;0;SUM([.H$14:.H$17])))))" office:value-type="percentage" office:value="0.0315" calcext:value-type="percentage">
            <text:p>3.15%</text:p>
          </table:table-cell>
          <table:table-cell table:style-name="ce180" table:formula="of:=[.H12]*(1-([.I$21]/(1-[.I$13]-[.I$19]-IF([.I$24]&gt;=2;0;[.I$18])-IF([.I$24]&gt;=3;0;[.I$20])-IF([.I$24]&gt;=1;0;SUM([.I$14:.I$17])))))" office:value-type="percentage" office:value="0.0275625" calcext:value-type="percentage">
            <text:p>2.76%</text:p>
          </table:table-cell>
          <table:table-cell table:style-name="ce91" table:formula="of:=[.I12]*(1-([.J$22]/(1-[.J$13]-[.J$19]-[.J$21]-IF([.J$24]&gt;=2;0;[.J$18])-IF([.J$24]&gt;=3;0;[.J$20])-IF([.J$24]&gt;=1;0;SUM([.J$14:.J$17])))))" office:value-type="percentage" office:value="0.023625" calcext:value-type="percentage">
            <text:p>2.36%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Option Pool 1</text:p>
          </table:table-cell>
          <table:table-cell table:style-name="ce91"/>
          <table:table-cell table:style-name="ce120" table:formula="of:=[$'First Equity Round'.F7]" office:value-type="string" office:string-value="10.00%" calcext:value-type="string">
            <text:p>10.00%</text:p>
          </table:table-cell>
          <table:table-cell table:style-name="ce142" table:formula="of:=[.D13]" office:value-type="string" office:string-value="10.00%" calcext:value-type="string">
            <text:p>10.00%</text:p>
          </table:table-cell>
          <table:table-cell table:style-name="ce138" table:formula="of:=[.E13]" office:value-type="string" office:string-value="10.00%" calcext:value-type="string">
            <text:p>10.00%</text:p>
          </table:table-cell>
          <table:table-cell table:style-name="ce142" table:formula="of:=[.F13]" office:value-type="string" office:string-value="10.00%" calcext:value-type="string">
            <text:p>10.00%</text:p>
          </table:table-cell>
          <table:table-cell table:style-name="ce138" table:formula="of:=[.G13]" office:value-type="string" office:string-value="10.00%" calcext:value-type="string">
            <text:p>10.00%</text:p>
          </table:table-cell>
          <table:table-cell table:style-name="ce142" table:formula="of:=[.H13]" office:value-type="string" office:string-value="10.00%" calcext:value-type="string">
            <text:p>10.00%</text:p>
          </table:table-cell>
          <table:table-cell table:style-name="ce138" table:formula="of:=[.I13]" office:value-type="string" office:string-value="10.00%" calcext:value-type="string">
            <text:p>10.00%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$'Debt Round'.C$5]" office:value-type="string" office:string-value="Guddan" calcext:value-type="string">
            <text:p>Guddan</text:p>
          </table:table-cell>
          <table:table-cell table:style-name="ce92"/>
          <table:table-cell table:style-name="ce119"/>
          <table:table-cell table:style-name="ce143" table:formula="of:=[$'First Equity Round'.E65]" office:value-type="string" office:string-value="0.1838%" calcext:value-type="string">
            <text:p>0.1838%</text:p>
          </table:table-cell>
          <table:table-cell table:style-name="ce83" table:formula="of:=[.E14]" office:value-type="string" office:string-value="0.1838%" calcext:value-type="string">
            <text:p>0.1838%</text:p>
          </table:table-cell>
          <table:table-cell table:style-name="ce172" table:formula="of:=IF([.G$24]&gt;=1;[.F14]*(1-([.G$19]/(1-[.G$13]-IF([.G$24]&gt;=2;0;[.G$18]))));[.F14])" office:value-type="percentage" office:value="0.00163377777777778" calcext:value-type="percentage">
            <text:p>0.1634%</text:p>
          </table:table-cell>
          <table:table-cell table:style-name="ce172" table:formula="of:=IF([.H$24]&gt;=1;[.G14]*(1-([.H$20]/(1-[.H$13]-[.H$19]-IF([.H$24]&gt;=2;0;[.H$18]))));[.G14])" office:value-type="percentage" office:value="0.00142955555555556" calcext:value-type="percentage">
            <text:p>0.1430%</text:p>
          </table:table-cell>
          <table:table-cell table:style-name="ce181" table:formula="of:=IF([.I$24]&gt;=1;[.H14]*(1-([.I$21]/(1-[.I$13]-[.I$19]-IF([.I$24]&gt;=2;0;[.I$18])-IF([.I$24]&gt;=3;0;[.I$20]))));[.H14])" office:value-type="percentage" office:value="0.00125086111111111" calcext:value-type="percentage">
            <text:p>0.1251%</text:p>
          </table:table-cell>
          <table:table-cell table:style-name="ce177" table:formula="of:=IF([.J$24]&gt;=1;[.I14]*(1-([.J$22]/(1-[.J$13]-[.J$19]-[.J$21]-IF([.J$24]&gt;=2;0;[.J$18])-IF([.J$24]&gt;=3;0;[.J$20]))));[.I14])" office:value-type="percentage" office:value="0.00107216666666667" calcext:value-type="percentage">
            <text:p>0.1072%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$'Debt Round'.D$5]" office:value-type="string" office:string-value="Laali" calcext:value-type="string">
            <text:p>Laali</text:p>
          </table:table-cell>
          <table:table-cell table:style-name="ce92"/>
          <table:table-cell table:style-name="ce127"/>
          <table:table-cell table:style-name="ce143" table:formula="of:=[$'First Equity Round'.E66]" office:value-type="string" office:string-value="0.1838%" calcext:value-type="string">
            <text:p>0.1838%</text:p>
          </table:table-cell>
          <table:table-cell table:style-name="ce83" table:formula="of:=[.E15]" office:value-type="string" office:string-value="0.1838%" calcext:value-type="string">
            <text:p>0.1838%</text:p>
          </table:table-cell>
          <table:table-cell table:style-name="ce172" table:formula="of:=IF([.G$24]&gt;=1;[.F15]*(1-([.G$19]/(1-[.G$13]-IF([.G$24]&gt;=2;0;[.G$18]))));[.F15])" office:value-type="percentage" office:value="0.00163377777777778" calcext:value-type="percentage">
            <text:p>0.1634%</text:p>
          </table:table-cell>
          <table:table-cell table:style-name="ce177" table:formula="of:=IF([.H$24]&gt;=1;[.G15]*(1-([.H$20]/(1-[.H$13]-[.H$19]-IF([.H$24]&gt;=2;0;[.H$18]))));[.G15])" office:value-type="percentage" office:value="0.00142955555555556" calcext:value-type="percentage">
            <text:p>0.1430%</text:p>
          </table:table-cell>
          <table:table-cell table:style-name="ce181" table:formula="of:=IF([.I$24]&gt;=1;[.H15]*(1-([.I$21]/(1-[.I$13]-[.I$19]-IF([.I$24]&gt;=2;0;[.I$18])-IF([.I$24]&gt;=3;0;[.I$20]))));[.H15])" office:value-type="percentage" office:value="0.00125086111111111" calcext:value-type="percentage">
            <text:p>0.1251%</text:p>
          </table:table-cell>
          <table:table-cell table:style-name="ce177" table:formula="of:=IF([.J$24]&gt;=1;[.I15]*(1-([.J$22]/(1-[.J$13]-[.J$19]-[.J$21]-IF([.J$24]&gt;=2;0;[.J$18])-IF([.J$24]&gt;=3;0;[.J$20]))));[.I15])" office:value-type="percentage" office:value="0.00107216666666667" calcext:value-type="percentage">
            <text:p>0.1072%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$'Debt Round'.E$5]" office:value-type="string" office:string-value="Puttan" calcext:value-type="string">
            <text:p>Puttan</text:p>
          </table:table-cell>
          <table:table-cell table:style-name="ce92"/>
          <table:table-cell table:style-name="ce127"/>
          <table:table-cell table:style-name="ce143" table:formula="of:=[$'First Equity Round'.E67]" office:value-type="string" office:string-value="0.1838%" calcext:value-type="string">
            <text:p>0.1838%</text:p>
          </table:table-cell>
          <table:table-cell table:style-name="ce83" table:formula="of:=[.E16]" office:value-type="string" office:string-value="0.1838%" calcext:value-type="string">
            <text:p>0.1838%</text:p>
          </table:table-cell>
          <table:table-cell table:style-name="ce172" table:formula="of:=IF([.G$24]&gt;=1;[.F16]*(1-([.G$19]/(1-[.G$13]-IF([.G$24]&gt;=2;0;[.G$18]))));[.F16])" office:value-type="percentage" office:value="0.00163377777777778" calcext:value-type="percentage">
            <text:p>0.1634%</text:p>
          </table:table-cell>
          <table:table-cell table:style-name="ce177" table:formula="of:=IF([.H$24]&gt;=1;[.G16]*(1-([.H$20]/(1-[.H$13]-[.H$19]-IF([.H$24]&gt;=2;0;[.H$18]))));[.G16])" office:value-type="percentage" office:value="0.00142955555555556" calcext:value-type="percentage">
            <text:p>0.1430%</text:p>
          </table:table-cell>
          <table:table-cell table:style-name="ce181" table:formula="of:=IF([.I$24]&gt;=1;[.H16]*(1-([.I$21]/(1-[.I$13]-[.I$19]-IF([.I$24]&gt;=2;0;[.I$18])-IF([.I$24]&gt;=3;0;[.I$20]))));[.H16])" office:value-type="percentage" office:value="0.00125086111111111" calcext:value-type="percentage">
            <text:p>0.1251%</text:p>
          </table:table-cell>
          <table:table-cell table:style-name="ce177" table:formula="of:=IF([.J$24]&gt;=1;[.I16]*(1-([.J$22]/(1-[.J$13]-[.J$19]-[.J$21]-IF([.J$24]&gt;=2;0;[.J$18])-IF([.J$24]&gt;=3;0;[.J$20]))));[.I16])" office:value-type="percentage" office:value="0.00107216666666667" calcext:value-type="percentage">
            <text:p>0.1072%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$'Debt Round'.F$5]" office:value-type="string" office:string-value="Bankelal" calcext:value-type="string">
            <text:p>Bankelal</text:p>
          </table:table-cell>
          <table:table-cell table:style-name="ce92"/>
          <table:table-cell table:style-name="ce127"/>
          <table:table-cell table:style-name="ce144" table:formula="of:=[$'First Equity Round'.E68]" office:value-type="string" office:string-value="0.1838%" calcext:value-type="string">
            <text:p>0.1838%</text:p>
          </table:table-cell>
          <table:table-cell table:style-name="ce83" table:formula="of:=[.E17]" office:value-type="string" office:string-value="0.1838%" calcext:value-type="string">
            <text:p>0.1838%</text:p>
          </table:table-cell>
          <table:table-cell table:style-name="ce172" table:formula="of:=IF([.G$24]&gt;=1;[.F17]*(1-([.G$19]/(1-[.G$13]-IF([.G$24]&gt;=2;0;[.G$18]))));[.F17])" office:value-type="percentage" office:value="0.00163377777777778" calcext:value-type="percentage">
            <text:p>0.1634%</text:p>
          </table:table-cell>
          <table:table-cell table:style-name="ce177" table:formula="of:=IF([.H$24]&gt;=1;[.G17]*(1-([.H$20]/(1-[.H$13]-[.H$19]-IF([.H$24]&gt;=2;0;[.H$18]))));[.G17])" office:value-type="percentage" office:value="0.00142955555555556" calcext:value-type="percentage">
            <text:p>0.1430%</text:p>
          </table:table-cell>
          <table:table-cell table:style-name="ce181" table:formula="of:=IF([.I$24]&gt;=1;[.H17]*(1-([.I$21]/(1-[.I$13]-[.I$19]-IF([.I$24]&gt;=2;0;[.I$18])-IF([.I$24]&gt;=3;0;[.I$20]))));[.H17])" office:value-type="percentage" office:value="0.00125086111111111" calcext:value-type="percentage">
            <text:p>0.1251%</text:p>
          </table:table-cell>
          <table:table-cell table:style-name="ce177" table:formula="of:=IF([.J$24]&gt;=1;[.I17]*(1-([.J$22]/(1-[.J$13]-[.J$19]-[.J$21]-IF([.J$24]&gt;=2;0;[.J$18])-IF([.J$24]&gt;=3;0;[.J$20]))));[.I17])" office:value-type="percentage" office:value="0.00107216666666667" calcext:value-type="percentage">
            <text:p>0.1072%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$'First Equity Round'.C$5]" office:value-type="string" office:string-value="Bawandar Mix" calcext:value-type="string">
            <text:p>Bawandar Mix</text:p>
          </table:table-cell>
          <table:table-cell table:style-name="ce92"/>
          <table:table-cell table:style-name="ce128"/>
          <table:table-cell table:style-name="ce145"/>
          <table:table-cell table:style-name="ce155" table:formula="of:=[$'First Equity Round'.C10]" office:value-type="string" office:string-value="10.00%" calcext:value-type="string">
            <text:p>10.00%</text:p>
          </table:table-cell>
          <table:table-cell table:style-name="ce119" table:formula="of:=IF([.G$24]&gt;=2;[.F18]*(1-([.G$19]/(1-[.G$13])));[.F18])" office:value-type="string" office:string-value="8.89%" calcext:value-type="string">
            <text:p>8.89%</text:p>
          </table:table-cell>
          <table:table-cell table:style-name="ce119" table:formula="of:=IF([.H$24]&gt;=2;[.G18]*(1-([.H$20]/(1-[.H$13]-[.H$19])));[.G18])" office:value-type="string" office:string-value="7.78%" calcext:value-type="string">
            <text:p>7.78%</text:p>
          </table:table-cell>
          <table:table-cell table:style-name="ce180" table:formula="of:=IF([.I$24]&gt;=2;[.H18]*(1-([.I$21]/(1-[.I$13]-[.I$19]-IF([.I$24]&gt;=3;0;[.I20]))));[.H18])" office:value-type="string" office:string-value="6.81%" calcext:value-type="string">
            <text:p>6.81%</text:p>
          </table:table-cell>
          <table:table-cell table:style-name="ce91" table:formula="of:=IF([.J$24]&gt;=2;[.I18]*(1-([.J$22]/(1-[.J$13]-[.J$19]-[.J$21]-IF([.J$24]&gt;=3;0;[.J20]))));[.I18])" office:value-type="string" office:string-value="5.83%" calcext:value-type="string">
            <text:p>5.83%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Option Pool 2</text:p>
          </table:table-cell>
          <table:table-cell table:style-name="ce167" table:number-columns-repeated="4"/>
          <table:table-cell table:style-name="ce173" office:value-type="percentage" office:value="0.1" calcext:value-type="percentage">
            <text:p>10.00%</text:p>
          </table:table-cell>
          <table:table-cell table:style-name="ce138" table:formula="of:=[.G19]" office:value-type="percentage" office:value="0.1" calcext:value-type="percentage">
            <text:p>10.00%</text:p>
          </table:table-cell>
          <table:table-cell table:style-name="ce142" table:formula="of:=[.H19]" office:value-type="percentage" office:value="0.1" calcext:value-type="percentage">
            <text:p>10.00%</text:p>
          </table:table-cell>
          <table:table-cell table:style-name="ce138" table:formula="of:=[.I19]" office:value-type="percentage" office:value="0.1" calcext:value-type="percentage">
            <text:p>10.00%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.C$5]" office:value-type="string" office:string-value="Jaggu Dada" calcext:value-type="string">
            <text:p>Jaggu Dada</text:p>
          </table:table-cell>
          <table:table-cell table:style-name="ce167" table:number-columns-repeated="4"/>
          <table:table-cell table:style-name="ce91"/>
          <table:table-cell table:style-name="ce78" office:value-type="percentage" office:value="0.1" calcext:value-type="percentage">
            <text:p>10.00%</text:p>
          </table:table-cell>
          <table:table-cell table:style-name="ce180" table:formula="of:=IF([.I$24]&gt;=3;[.H20]*(1-([.I$21]/(1-[.I$13]-[.I$19])));[.H20])" office:value-type="string" office:string-value="8.75%" calcext:value-type="string">
            <text:p>8.75%</text:p>
          </table:table-cell>
          <table:table-cell table:style-name="ce91" table:formula="of:=IF([.J$24]&gt;=3;[.I20]*(1-([.J$22]/(1-[.J$13]-[.J$19]-[.J$21])));[.I20])" office:value-type="string" office:string-value="7.50%" calcext:value-type="string">
            <text:p>7.50%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Option Pool 3</text:p>
          </table:table-cell>
          <table:table-cell table:style-name="ce167" table:number-columns-repeated="4"/>
          <table:table-cell table:style-name="ce128"/>
          <table:table-cell table:style-name="ce91"/>
          <table:table-cell table:style-name="ce182" office:value-type="percentage" office:value="0.1" calcext:value-type="percentage">
            <text:p>10.00%</text:p>
          </table:table-cell>
          <table:table-cell table:style-name="ce138" table:formula="of:=[.I21]" office:value-type="string" office:string-value="10.00%" calcext:value-type="string">
            <text:p>10.00%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.D$5]" office:value-type="string" office:string-value="Bhokaali Baba" calcext:value-type="string">
            <text:p>Bhokaali Baba</text:p>
          </table:table-cell>
          <table:table-cell table:style-name="ce167" table:number-columns-repeated="4"/>
          <table:table-cell table:style-name="ce128" table:number-columns-repeated="2"/>
          <table:table-cell table:style-name="ce91"/>
          <table:table-cell table:style-name="ce78" office:value-type="percentage" office:value="0.1" calcext:value-type="percentage">
            <text:p>10.00%</text:p>
          </table:table-cell>
          <table:table-cell table:number-columns-repeated="1014"/>
        </table:table-row>
        <table:table-row table:style-name="ro3">
          <table:table-cell/>
          <table:table-cell table:style-name="ce67"/>
          <table:table-cell table:style-name="ce93" table:formula="of:=SUM([.C9:.C12])" office:value-type="string" office:string-value="100.00%" calcext:value-type="string">
            <text:p>100.00%</text:p>
          </table:table-cell>
          <table:table-cell table:style-name="ce93" table:formula="of:=SUM([.D9:.D13])" office:value-type="string" office:string-value="100.00%" calcext:value-type="string">
            <text:p>100.00%</text:p>
          </table:table-cell>
          <table:table-cell table:style-name="ce93" table:formula="of:=SUM([.E9:.E17])" office:value-type="string" office:string-value="100.00%" calcext:value-type="string">
            <text:p>100.00%</text:p>
          </table:table-cell>
          <table:table-cell table:style-name="ce170" table:formula="of:=SUM([.F9:.F18])" office:value-type="string" office:string-value="100.00%" calcext:value-type="string">
            <text:p>100.00%</text:p>
          </table:table-cell>
          <table:table-cell table:style-name="ce93" table:formula="of:=SUM([.G9:.G19])" office:value-type="string" office:string-value="100.00%" calcext:value-type="string">
            <text:p>100.00%</text:p>
          </table:table-cell>
          <table:table-cell table:style-name="ce93" table:formula="of:=SUM([.H9:.H20])" office:value-type="string" office:string-value="100.00%" calcext:value-type="string">
            <text:p>100.00%</text:p>
          </table:table-cell>
          <table:table-cell table:style-name="ce93" table:formula="of:=SUM([.I9:.I21])" office:value-type="string" office:string-value="100.00%" calcext:value-type="string">
            <text:p>100.00%</text:p>
          </table:table-cell>
          <table:table-cell table:style-name="ce155" table:formula="of:=SUM([.J9:.J22])" office:value-type="string" office:string-value="100.00%" calcext:value-type="string">
            <text:p>100.00%</text:p>
          </table:table-cell>
          <table:table-cell table:number-columns-repeated="1014"/>
        </table:table-row>
        <table:table-row table:style-name="ro3">
          <table:table-cell/>
          <table:table-cell table:style-name="ce21"/>
          <table:table-cell table:number-columns-repeated="4"/>
          <table:table-cell table:number-columns-repeated="2" table:style-name="ce168" office:value-type="float" office:value="2" calcext:value-type="float">
            <text:p>2</text:p>
          </table:table-cell>
          <table:table-cell table:number-columns-repeated="2" table:style-name="ce168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/>
          <table:table-cell table:style-name="ce21"/>
          <table:table-cell table:number-columns-repeated="1022"/>
        </table:table-row>
        <table:table-row table:style-name="ro3">
          <table:table-cell/>
          <table:table-cell table:style-name="ce68"/>
          <table:table-cell table:style-name="ce168" office:value-type="float" office:value="1" calcext:value-type="float">
            <text:p>1</text:p>
          </table:table-cell>
          <table:table-cell table:number-columns-repeated="3"/>
          <table:table-cell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>
            <text:p>Shareholding</text:p>
          </table:table-cell>
          <table:table-cell table:style-name="ce106" office:value-type="string" calcext:value-type="string" table:number-columns-spanned="4" table:number-rows-spanned="1">
            <text:p>Round 1</text:p>
          </table:table-cell>
          <table:covered-table-cell table:number-columns-repeated="2" table:style-name="ce125"/>
          <table:covered-table-cell table:style-name="ce152"/>
          <table:table-cell table:style-name="ce174" office:value-type="string" calcext:value-type="string" table:number-columns-spanned="2" table:number-rows-spanned="1">
            <text:p>Round 2</text:p>
          </table:table-cell>
          <table:covered-table-cell table:style-name="ce125"/>
          <table:table-cell table:style-name="ce100" office:value-type="string" calcext:value-type="string" table:number-columns-spanned="2" table:number-rows-spanned="1">
            <text:p>Round 3</text:p>
          </table:table-cell>
          <table:covered-table-cell table:style-name="ce152"/>
          <table:table-cell table:number-columns-repeated="1014"/>
        </table:table-row>
        <table:table-row table:style-name="ro3">
          <table:table-cell/>
          <table:table-cell table:style-name="ce161"/>
          <table:table-cell table:style-name="ce107" office:value-type="string" calcext:value-type="string">
            <text:p>Pre-Money</text:p>
          </table:table-cell>
          <table:table-cell table:style-name="ce96" office:value-type="string" calcext:value-type="string">
            <text:p>Option Pool 1</text:p>
          </table:table-cell>
          <table:table-cell table:style-name="ce96" office:value-type="string" calcext:value-type="string">
            <text:p>Debt Convert</text:p>
          </table:table-cell>
          <table:table-cell table:style-name="ce171" office:value-type="string" calcext:value-type="string">
            <text:p>Post-Money</text:p>
          </table:table-cell>
          <table:table-cell table:style-name="ce79" office:value-type="string" calcext:value-type="string">
            <text:p>Pre-Mon/ OP 2</text:p>
          </table:table-cell>
          <table:table-cell table:style-name="ce137" office:value-type="string" calcext:value-type="string">
            <text:p>Post-Money</text:p>
          </table:table-cell>
          <table:table-cell table:style-name="ce79" office:value-type="string" calcext:value-type="string">
            <text:p>Pre-Mon/ OP 3</text:p>
          </table:table-cell>
          <table:table-cell table:style-name="ce137" office:value-type="string" calcext:value-type="string">
            <text:p>Post-Money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Valuation</text:p>
          </table:table-cell>
          <table:table-cell table:style-name="ce108" table:formula="of:=[$'First Equity Round'.C7]" office:value-type="string" office:string-value="13,50,00,000.00" calcext:value-type="string">
            <text:p>13,50,00,000.00</text:p>
          </table:table-cell>
          <table:table-cell table:style-name="ce129" table:formula="of:=[$'First Equity Round'.C7]" office:value-type="string" office:string-value="13,50,00,000.00" calcext:value-type="string">
            <text:p>13,50,00,000.00</text:p>
          </table:table-cell>
          <table:table-cell table:style-name="ce129" table:formula="of:=[$'First Equity Round'.C7]" office:value-type="string" office:string-value="13,50,00,000.00" calcext:value-type="string">
            <text:p>13,50,00,000.00</text:p>
          </table:table-cell>
          <table:table-cell table:style-name="ce156" table:formula="of:=[$'First Equity Round'.C9]" office:value-type="string" office:string-value="15,00,00,000.00" calcext:value-type="string">
            <text:p>15,00,00,000.00</text:p>
          </table:table-cell>
          <table:table-cell table:style-name="ce45" office:value-type="float" office:value="400000000" calcext:value-type="float">
            <text:p>400,000,000.00</text:p>
          </table:table-cell>
          <table:table-cell table:style-name="ce56" office:value-type="float" office:value="450000000" calcext:value-type="float">
            <text:p>450,000,000.00</text:p>
          </table:table-cell>
          <table:table-cell table:style-name="ce49" office:value-type="float" office:value="1200000000" calcext:value-type="float">
            <text:p>1,200,000,000</text:p>
          </table:table-cell>
          <table:table-cell table:style-name="ce59" office:value-type="float" office:value="1350000000" calcext:value-type="float">
            <text:p>1,350,000,000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Price/ Share</text:p>
          </table:table-cell>
          <table:table-cell table:style-name="ce109" table:formula="of:=[.C29]/[.C45]" office:value-type="string" office:string-value="" calcext:value-type="error">
            <text:p>#VALUE!</text:p>
          </table:table-cell>
          <table:table-cell table:style-name="ce130" table:formula="of:=[.D29]/[.D45]" office:value-type="string" office:string-value="" calcext:value-type="error">
            <text:p>#VALUE!</text:p>
          </table:table-cell>
          <table:table-cell table:style-name="ce130" table:formula="of:=[.E29]/[.E45]" office:value-type="string" office:string-value="" calcext:value-type="error">
            <text:p>#VALUE!</text:p>
          </table:table-cell>
          <table:table-cell table:style-name="ce157" table:formula="of:=[.F29]/[.F45]" office:value-type="string" office:string-value="" calcext:value-type="error">
            <text:p>#VALUE!</text:p>
          </table:table-cell>
          <table:table-cell table:style-name="ce130" table:formula="of:=[.G29]/[.G45]" office:value-type="float" office:value="289456.545336131" calcext:value-type="float">
            <text:p>289,456.55</text:p>
          </table:table-cell>
          <table:table-cell table:style-name="ce157" table:formula="of:=[.H29]/[.H45]" office:value-type="float" office:value="293073.691751604" calcext:value-type="float">
            <text:p>293,073.69</text:p>
          </table:table-cell>
          <table:table-cell table:style-name="ce130" table:formula="of:=[.I29]/[.I45]" office:value-type="float" office:value="703379.150669676" calcext:value-type="float">
            <text:p>703,379.15</text:p>
          </table:table-cell>
          <table:table-cell table:style-name="ce157" table:formula="of:=[.J29]/[.J45]" office:value-type="float" office:value="712171.807492048" calcext:value-type="float">
            <text:p>712,171.81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$'Founding Round'.C$5]" office:value-type="string" office:string-value="Lallan" calcext:value-type="string">
            <text:p>Lallan</text:p>
          </table:table-cell>
          <table:table-cell table:style-name="ce110" table:formula="of:=[$'Founding Round'.C8]*[$'Founding Round'.F$7]*[.$C$26]" office:value-type="string" office:string-value="500.00" calcext:value-type="string">
            <text:p>500.00</text:p>
          </table:table-cell>
          <table:table-cell table:style-name="ce86" table:formula="of:=[.C31]" office:value-type="string" office:string-value="500.00" calcext:value-type="string">
            <text:p>500.00</text:p>
          </table:table-cell>
          <table:table-cell table:style-name="ce86" table:formula="of:=[.D31]" office:value-type="string" office:string-value="500.00" calcext:value-type="string">
            <text:p>500.00</text:p>
          </table:table-cell>
          <table:table-cell table:style-name="ce86" table:formula="of:=[.E31]" office:value-type="string" office:string-value="500.00" calcext:value-type="string">
            <text:p>500.00</text:p>
          </table:table-cell>
          <table:table-cell table:style-name="ce110" table:formula="of:=[.F31]*[.$G$26]" office:value-type="float" office:value="500" calcext:value-type="float">
            <text:p>500.00</text:p>
          </table:table-cell>
          <table:table-cell table:style-name="ce77" table:formula="of:=[.G31]" office:value-type="float" office:value="500" calcext:value-type="float">
            <text:p>500.00</text:p>
          </table:table-cell>
          <table:table-cell table:style-name="ce86" table:formula="of:=[.H31]*[.I$26]" office:value-type="float" office:value="500" calcext:value-type="float">
            <text:p>500.00</text:p>
          </table:table-cell>
          <table:table-cell table:style-name="ce77" table:formula="of:=[.I31]" office:value-type="float" office:value="500" calcext:value-type="float">
            <text:p>500.00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$'Founding Round'.D$5]" office:value-type="string" office:string-value="Chaggan guru" calcext:value-type="string">
            <text:p>Chaggan guru</text:p>
          </table:table-cell>
          <table:table-cell table:style-name="ce110" table:formula="of:=[$'Founding Round'.C9]*[$'Founding Round'.F$7]*[.$C$26]" office:value-type="string" office:string-value="350.00" calcext:value-type="string">
            <text:p>350.00</text:p>
          </table:table-cell>
          <table:table-cell table:style-name="ce86" table:formula="of:=[.C32]" office:value-type="string" office:string-value="350.00" calcext:value-type="string">
            <text:p>350.00</text:p>
          </table:table-cell>
          <table:table-cell table:style-name="ce86" table:formula="of:=[.D32]" office:value-type="string" office:string-value="350.00" calcext:value-type="string">
            <text:p>350.00</text:p>
          </table:table-cell>
          <table:table-cell table:style-name="ce86" table:formula="of:=[.E32]" office:value-type="string" office:string-value="350.00" calcext:value-type="string">
            <text:p>350.00</text:p>
          </table:table-cell>
          <table:table-cell table:style-name="ce110" table:formula="of:=[.F32]*[.$G$26]" office:value-type="float" office:value="350" calcext:value-type="float">
            <text:p>350.00</text:p>
          </table:table-cell>
          <table:table-cell table:style-name="ce77" table:formula="of:=[.G32]" office:value-type="float" office:value="350" calcext:value-type="float">
            <text:p>350.00</text:p>
          </table:table-cell>
          <table:table-cell table:style-name="ce86" table:formula="of:=[.H32]*[.I$26]" office:value-type="float" office:value="350" calcext:value-type="float">
            <text:p>350.00</text:p>
          </table:table-cell>
          <table:table-cell table:style-name="ce77" table:formula="of:=[.I32]" office:value-type="float" office:value="350" calcext:value-type="float">
            <text:p>350.00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$'Founding Round'.E$5]" office:value-type="string" office:string-value="Mia Mumman" calcext:value-type="string">
            <text:p>Mia Mumman</text:p>
          </table:table-cell>
          <table:table-cell table:style-name="ce110" table:formula="of:=[$'Founding Round'.C10]*[$'Founding Round'.F$7]*[.$C$26]" office:value-type="string" office:string-value="100.00" calcext:value-type="string">
            <text:p>100.00</text:p>
          </table:table-cell>
          <table:table-cell table:style-name="ce86" table:formula="of:=[.C33]" office:value-type="string" office:string-value="100.00" calcext:value-type="string">
            <text:p>100.00</text:p>
          </table:table-cell>
          <table:table-cell table:style-name="ce86" table:formula="of:=[.D33]" office:value-type="string" office:string-value="100.00" calcext:value-type="string">
            <text:p>100.00</text:p>
          </table:table-cell>
          <table:table-cell table:style-name="ce86" table:formula="of:=[.E33]" office:value-type="string" office:string-value="100.00" calcext:value-type="string">
            <text:p>100.00</text:p>
          </table:table-cell>
          <table:table-cell table:style-name="ce110" table:formula="of:=[.F33]*[.$G$26]" office:value-type="float" office:value="100" calcext:value-type="float">
            <text:p>100.00</text:p>
          </table:table-cell>
          <table:table-cell table:style-name="ce77" table:formula="of:=[.G33]" office:value-type="float" office:value="100" calcext:value-type="float">
            <text:p>100.00</text:p>
          </table:table-cell>
          <table:table-cell table:style-name="ce86" table:formula="of:=[.H33]*[.I$26]" office:value-type="float" office:value="100" calcext:value-type="float">
            <text:p>100.00</text:p>
          </table:table-cell>
          <table:table-cell table:style-name="ce77" table:formula="of:=[.I33]" office:value-type="float" office:value="100" calcext:value-type="float">
            <text:p>100.00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$'Founding Round'.F$5]" office:value-type="string" office:string-value="Golu" calcext:value-type="string">
            <text:p>Golu</text:p>
          </table:table-cell>
          <table:table-cell table:style-name="ce111" table:formula="of:=[$'Founding Round'.C11]*[$'Founding Round'.F$7]*[.$C$26]" office:value-type="string" office:string-value="50.00" calcext:value-type="string">
            <text:p>50.00</text:p>
          </table:table-cell>
          <table:table-cell table:style-name="ce86" table:formula="of:=[.C34]" office:value-type="string" office:string-value="50.00" calcext:value-type="string">
            <text:p>50.00</text:p>
          </table:table-cell>
          <table:table-cell table:style-name="ce86" table:formula="of:=[.D34]" office:value-type="string" office:string-value="50.00" calcext:value-type="string">
            <text:p>50.00</text:p>
          </table:table-cell>
          <table:table-cell table:style-name="ce86" table:formula="of:=[.E34]" office:value-type="string" office:string-value="50.00" calcext:value-type="string">
            <text:p>50.00</text:p>
          </table:table-cell>
          <table:table-cell table:style-name="ce110" table:formula="of:=[.F34]*[.$G$26]" office:value-type="float" office:value="50" calcext:value-type="float">
            <text:p>50.00</text:p>
          </table:table-cell>
          <table:table-cell table:style-name="ce77" table:formula="of:=[.G34]" office:value-type="float" office:value="50" calcext:value-type="float">
            <text:p>50.00</text:p>
          </table:table-cell>
          <table:table-cell table:style-name="ce86" table:formula="of:=[.H34]*[.I$26]" office:value-type="float" office:value="50" calcext:value-type="float">
            <text:p>50.00</text:p>
          </table:table-cell>
          <table:table-cell table:style-name="ce77" table:formula="of:=[.I34]" office:value-type="float" office:value="50" calcext:value-type="float">
            <text:p>50.00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Option Pool 1</text:p>
          </table:table-cell>
          <table:table-cell table:style-name="ce19"/>
          <table:table-cell table:style-name="ce131" table:formula="of:=[.C45]/(1-[.D13])*[.D13]" office:value-type="string" office:string-value="111.11" calcext:value-type="string">
            <text:p>111.11</text:p>
          </table:table-cell>
          <table:table-cell table:style-name="ce123" table:formula="of:=[.D35]" office:value-type="string" office:string-value="111.11" calcext:value-type="string">
            <text:p>111.11</text:p>
          </table:table-cell>
          <table:table-cell table:style-name="ce123" table:formula="of:=[.E35]" office:value-type="string" office:string-value="111.11" calcext:value-type="string">
            <text:p>111.11</text:p>
          </table:table-cell>
          <table:table-cell table:style-name="ce175" table:formula="of:=[.F35]*[.$G$26]" office:value-type="float" office:value="111.11" calcext:value-type="float">
            <text:p>111.11</text:p>
          </table:table-cell>
          <table:table-cell table:style-name="ce123" table:formula="of:=[.G35]" office:value-type="float" office:value="111.11" calcext:value-type="float">
            <text:p>111.11</text:p>
          </table:table-cell>
          <table:table-cell table:style-name="ce175" table:formula="of:=[.H35]*[.I$26]" office:value-type="float" office:value="111.11" calcext:value-type="float">
            <text:p>111.11</text:p>
          </table:table-cell>
          <table:table-cell table:style-name="ce139" table:formula="of:=[.I35]" office:value-type="float" office:value="111.11" calcext:value-type="float">
            <text:p>111.11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$'Debt Round'.C$5]" office:value-type="string" office:string-value="Guddan" calcext:value-type="string">
            <text:p>Guddan</text:p>
          </table:table-cell>
          <table:table-cell table:style-name="ce112"/>
          <table:table-cell table:style-name="ce86"/>
          <table:table-cell table:style-name="ce146" table:formula="of:=[$'First Equity Round'.E81]*[.C$26]" office:value-type="string" office:string-value="2.0576" calcext:value-type="string">
            <text:p>2.0576</text:p>
          </table:table-cell>
          <table:table-cell table:style-name="ce147" table:formula="of:=[.E36]" office:value-type="string" office:string-value="2.0576" calcext:value-type="string">
            <text:p>2.0576</text:p>
          </table:table-cell>
          <table:table-cell table:style-name="ce146" table:formula="of:=[.F36]*[.$G$26]" office:value-type="float" office:value="2.0576" calcext:value-type="float">
            <text:p>2.0576</text:p>
          </table:table-cell>
          <table:table-cell table:style-name="ce147" table:formula="of:=[.G36]" office:value-type="float" office:value="2.0576" calcext:value-type="float">
            <text:p>2.0576</text:p>
          </table:table-cell>
          <table:table-cell table:style-name="ce146" table:formula="of:=[.H36]*[.I$26]" office:value-type="float" office:value="2.0576" calcext:value-type="float">
            <text:p>2.0576</text:p>
          </table:table-cell>
          <table:table-cell table:style-name="ce158" table:formula="of:=[.I36]" office:value-type="float" office:value="2.0576" calcext:value-type="float">
            <text:p>2.0576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$'Debt Round'.D$5]" office:value-type="string" office:string-value="Laali" calcext:value-type="string">
            <text:p>Laali</text:p>
          </table:table-cell>
          <table:table-cell table:style-name="ce112"/>
          <table:table-cell table:style-name="ce132"/>
          <table:table-cell table:style-name="ce146" table:formula="of:=[$'First Equity Round'.E82]*[.C$26]" office:value-type="string" office:string-value="2.0576" calcext:value-type="string">
            <text:p>2.0576</text:p>
          </table:table-cell>
          <table:table-cell table:style-name="ce147" table:formula="of:=[.E37]" office:value-type="string" office:string-value="2.0576" calcext:value-type="string">
            <text:p>2.0576</text:p>
          </table:table-cell>
          <table:table-cell table:style-name="ce146" table:formula="of:=[.F37]*[.$G$26]" office:value-type="float" office:value="2.0576" calcext:value-type="float">
            <text:p>2.0576</text:p>
          </table:table-cell>
          <table:table-cell table:style-name="ce147" table:formula="of:=[.G37]" office:value-type="float" office:value="2.0576" calcext:value-type="float">
            <text:p>2.0576</text:p>
          </table:table-cell>
          <table:table-cell table:style-name="ce146" table:formula="of:=[.H37]*[.I$26]" office:value-type="float" office:value="2.0576" calcext:value-type="float">
            <text:p>2.0576</text:p>
          </table:table-cell>
          <table:table-cell table:style-name="ce158" table:formula="of:=[.I37]" office:value-type="float" office:value="2.0576" calcext:value-type="float">
            <text:p>2.0576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$'Debt Round'.E$5]" office:value-type="string" office:string-value="Puttan" calcext:value-type="string">
            <text:p>Puttan</text:p>
          </table:table-cell>
          <table:table-cell table:style-name="ce112"/>
          <table:table-cell table:style-name="ce132"/>
          <table:table-cell table:style-name="ce146" table:formula="of:=[$'First Equity Round'.E83]*[.C$26]" office:value-type="string" office:string-value="2.0576" calcext:value-type="string">
            <text:p>2.0576</text:p>
          </table:table-cell>
          <table:table-cell table:style-name="ce147" table:formula="of:=[.E38]" office:value-type="string" office:string-value="2.0576" calcext:value-type="string">
            <text:p>2.0576</text:p>
          </table:table-cell>
          <table:table-cell table:style-name="ce146" table:formula="of:=[.F38]*[.$G$26]" office:value-type="float" office:value="2.0576" calcext:value-type="float">
            <text:p>2.0576</text:p>
          </table:table-cell>
          <table:table-cell table:style-name="ce147" table:formula="of:=[.G38]" office:value-type="float" office:value="2.0576" calcext:value-type="float">
            <text:p>2.0576</text:p>
          </table:table-cell>
          <table:table-cell table:style-name="ce146" table:formula="of:=[.H38]*[.I$26]" office:value-type="float" office:value="2.0576" calcext:value-type="float">
            <text:p>2.0576</text:p>
          </table:table-cell>
          <table:table-cell table:style-name="ce158" table:formula="of:=[.I38]" office:value-type="float" office:value="2.0576" calcext:value-type="float">
            <text:p>2.0576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$'Debt Round'.F$5]" office:value-type="string" office:string-value="Bankelal" calcext:value-type="string">
            <text:p>Bankelal</text:p>
          </table:table-cell>
          <table:table-cell table:style-name="ce112"/>
          <table:table-cell table:style-name="ce132"/>
          <table:table-cell table:style-name="ce146" table:formula="of:=[$'First Equity Round'.E84]*[.C$26]" office:value-type="string" office:string-value="2.0576" calcext:value-type="string">
            <text:p>2.0576</text:p>
          </table:table-cell>
          <table:table-cell table:style-name="ce147" table:formula="of:=[.E39]" office:value-type="string" office:string-value="2.0576" calcext:value-type="string">
            <text:p>2.0576</text:p>
          </table:table-cell>
          <table:table-cell table:style-name="ce146" table:formula="of:=[.F39]*[.$G$26]" office:value-type="float" office:value="2.0576" calcext:value-type="float">
            <text:p>2.0576</text:p>
          </table:table-cell>
          <table:table-cell table:style-name="ce147" table:formula="of:=[.G39]" office:value-type="float" office:value="2.0576" calcext:value-type="float">
            <text:p>2.0576</text:p>
          </table:table-cell>
          <table:table-cell table:style-name="ce146" table:formula="of:=[.H39]*[.I$26]" office:value-type="float" office:value="2.0576" calcext:value-type="float">
            <text:p>2.0576</text:p>
          </table:table-cell>
          <table:table-cell table:style-name="ce158" table:formula="of:=[.I39]" office:value-type="float" office:value="2.0576" calcext:value-type="float">
            <text:p>2.0576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$'First Equity Round'.C$5]" office:value-type="string" office:string-value="Bawandar Mix" calcext:value-type="string">
            <text:p>Bawandar Mix</text:p>
          </table:table-cell>
          <table:table-cell table:style-name="ce112"/>
          <table:table-cell table:style-name="ce128"/>
          <table:table-cell table:style-name="ce129"/>
          <table:table-cell table:style-name="ce111" table:formula="of:=[.E$45]/(1-[$'First Equity Round'.C10])*[$'First Equity Round'.C10]" office:value-type="string" office:string-value="124.37" calcext:value-type="string">
            <text:p>124.37</text:p>
          </table:table-cell>
          <table:table-cell table:style-name="ce110" table:formula="of:=[.F40]*[.$G$26]" office:value-type="float" office:value="124.37" calcext:value-type="float">
            <text:p>124.37</text:p>
          </table:table-cell>
          <table:table-cell table:style-name="ce86" table:formula="of:=[.G40]" office:value-type="float" office:value="124.37" calcext:value-type="float">
            <text:p>124.37</text:p>
          </table:table-cell>
          <table:table-cell table:style-name="ce110" table:formula="of:=[.H40]*[.I$26]" office:value-type="float" office:value="124.37" calcext:value-type="float">
            <text:p>124.37</text:p>
          </table:table-cell>
          <table:table-cell table:style-name="ce77" table:formula="of:=[.I40]" office:value-type="float" office:value="124.37" calcext:value-type="float">
            <text:p>124.37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Option Pool 2</text:p>
          </table:table-cell>
          <table:table-cell table:style-name="ce167" table:number-columns-repeated="4"/>
          <table:table-cell table:style-name="ce176" table:formula="of:=[.F$45]/(1-[.G19])*[.G19]" office:value-type="string" office:string-value="138.19" calcext:value-type="string">
            <text:p>138.19</text:p>
          </table:table-cell>
          <table:table-cell table:style-name="ce178" table:formula="of:=[.G41]" office:value-type="string" office:string-value="138.19" calcext:value-type="string">
            <text:p>138.19</text:p>
          </table:table-cell>
          <table:table-cell table:style-name="ce183" table:formula="of:=[.H41]*[.I$26]" office:value-type="float" office:value="138.19" calcext:value-type="float">
            <text:p>138.19</text:p>
          </table:table-cell>
          <table:table-cell table:style-name="ce186" table:formula="of:=[.I41]" office:value-type="float" office:value="138.19" calcext:value-type="float">
            <text:p>138.19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.C$5]" office:value-type="string" office:string-value="Jaggu Dada" calcext:value-type="string">
            <text:p>Jaggu Dada</text:p>
          </table:table-cell>
          <table:table-cell table:style-name="ce167" table:number-columns-repeated="4"/>
          <table:table-cell table:style-name="ce77"/>
          <table:table-cell table:style-name="ce159" table:formula="of:=[.G$45]/(1-[.H20])*[.H20]" office:value-type="string" office:string-value="153.54" calcext:value-type="string">
            <text:p>153.54</text:p>
          </table:table-cell>
          <table:table-cell table:style-name="ce86" table:formula="of:=[.H42]*[.I$26]" office:value-type="float" office:value="153.54" calcext:value-type="float">
            <text:p>153.54</text:p>
          </table:table-cell>
          <table:table-cell table:style-name="ce117" table:formula="of:=[.I42]" office:value-type="float" office:value="153.54" calcext:value-type="float">
            <text:p>153.54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Option Pool 3</text:p>
          </table:table-cell>
          <table:table-cell table:style-name="ce167" table:number-columns-repeated="4"/>
          <table:table-cell table:style-name="ce89"/>
          <table:table-cell table:style-name="ce77"/>
          <table:table-cell table:style-name="ce176" table:formula="of:=[.H$45]/(1-[.I21])*[.I21]" office:value-type="string" office:string-value="170.61" calcext:value-type="string">
            <text:p>170.61</text:p>
          </table:table-cell>
          <table:table-cell table:style-name="ce186" table:formula="of:=[.I43]" office:value-type="string" office:string-value="170.61" calcext:value-type="string">
            <text:p>170.61</text:p>
          </table:table-cell>
          <table:table-cell table:number-columns-repeated="1014"/>
        </table:table-row>
        <table:table-row table:style-name="ro3">
          <table:table-cell/>
          <table:table-cell table:style-name="ce5" table:formula="of:=[.D$5]" office:value-type="string" office:string-value="Bhokaali Baba" calcext:value-type="string">
            <text:p>Bhokaali Baba</text:p>
          </table:table-cell>
          <table:table-cell table:style-name="ce167" table:number-columns-repeated="4"/>
          <table:table-cell table:style-name="ce128" table:number-columns-repeated="2"/>
          <table:table-cell table:style-name="ce77"/>
          <table:table-cell table:style-name="ce159" table:formula="of:=[.I$45]/(1-[.J22])*[.J22]" office:value-type="string" office:string-value="189.56" calcext:value-type="string">
            <text:p>189.56</text:p>
          </table:table-cell>
          <table:table-cell table:number-columns-repeated="1014"/>
        </table:table-row>
        <table:table-row table:style-name="ro3">
          <table:table-cell/>
          <table:table-cell table:style-name="ce67"/>
          <table:table-cell table:style-name="ce113" table:formula="of:=SUM([.C31:.C34])" office:value-type="string" office:string-value="1,000.00" calcext:value-type="string">
            <text:p>1,000.00</text:p>
          </table:table-cell>
          <table:table-cell table:style-name="ce133" table:formula="of:=SUM([.D31:.D35])" office:value-type="string" office:string-value="1,111.11" calcext:value-type="string">
            <text:p>1,111.11</text:p>
          </table:table-cell>
          <table:table-cell table:style-name="ce133" table:formula="of:=SUM([.E31:.E39])" office:value-type="string" office:string-value="1,119.34" calcext:value-type="string">
            <text:p>1,119.34</text:p>
          </table:table-cell>
          <table:table-cell table:style-name="ce133" table:formula="of:=SUM([.F31:.F40])" office:value-type="string" office:string-value="1,243.71" calcext:value-type="string">
            <text:p>1,243.71</text:p>
          </table:table-cell>
          <table:table-cell table:style-name="ce133" table:formula="of:=SUM([.G31:.G41])" office:value-type="string" office:string-value="1,381.90" calcext:value-type="string">
            <text:p>1,381.90</text:p>
          </table:table-cell>
          <table:table-cell table:style-name="ce133" table:formula="of:=SUM([.H31:.H42])" office:value-type="string" office:string-value="1,535.45" calcext:value-type="string">
            <text:p>1,535.45</text:p>
          </table:table-cell>
          <table:table-cell table:style-name="ce133" table:formula="of:=SUM([.I31:.I43])" office:value-type="string" office:string-value="1,706.05" calcext:value-type="string">
            <text:p>1,706.05</text:p>
          </table:table-cell>
          <table:table-cell table:style-name="ce160" table:formula="of:=SUM([.J31:.J44])" office:value-type="string" office:string-value="1,895.61" calcext:value-type="string">
            <text:p>1,895.6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39" table:number-columns-repeated="4"/>
          <table:table-cell table:style-name="ce65"/>
          <table:table-cell table:style-name="ce39" table:number-columns-repeated="3"/>
          <table:table-cell table:number-columns-repeated="1015"/>
        </table:table-row>
        <table:table-row table:style-name="ro3">
          <table:table-cell table:style-name="ce61"/>
          <table:table-cell table:style-name="ce162" table:number-columns-repeated="8"/>
          <table:table-cell table:number-columns-repeated="1015"/>
        </table:table-row>
        <table:table-row table:style-name="ro3">
          <table:table-cell table:style-name="ce61"/>
          <table:table-cell table:style-name="ce163"/>
          <table:table-cell table:style-name="ce26" table:number-columns-repeated="3"/>
          <table:table-cell table:style-name="ce24" table:number-columns-repeated="4"/>
          <table:table-cell table:number-columns-repeated="1015"/>
        </table:table-row>
        <table:table-row table:style-name="ro3" table:number-rows-repeated="10">
          <table:table-cell table:style-name="ce61"/>
          <table:table-cell table:style-name="ce10"/>
          <table:table-cell table:style-name="ce22" table:number-columns-repeated="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number-columns-repeated="1015"/>
        </table:table-row>
        <table:table-row table:style-name="ro3" table:number-rows-repeated="2">
          <table:table-cell table:style-name="ce61"/>
          <table:table-cell table:style-name="ce10"/>
          <table:table-cell table:style-name="ce22"/>
          <table:table-cell table:style-name="ce121" table:number-columns-repeated="2"/>
          <table:table-cell table:style-name="ce22"/>
          <table:table-cell table:style-name="ce26"/>
          <table:table-cell table:style-name="ce22"/>
          <table:table-cell table:style-name="ce26"/>
          <table:table-cell table:number-columns-repeated="1015"/>
        </table:table-row>
        <table:table-row table:style-name="ro3" table:number-rows-repeated="2">
          <table:table-cell table:style-name="ce61"/>
          <table:table-cell table:style-name="ce10"/>
          <table:table-cell table:style-name="ce22"/>
          <table:table-cell table:style-name="ce121" table:number-columns-repeated="4"/>
          <table:table-cell table:style-name="ce22"/>
          <table:table-cell table:style-name="ce26"/>
          <table:table-cell table:number-columns-repeated="1015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luation Cap" table:style-name="ta5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This calculation sheet has been released under GNU General Public License v2.0.</text:p>
            <text:p>You may read the license text in the LICENSE file present at</text:p>
            <text:p><text:span text:style-name="T1">https://github.com/i01000001/FoundersDiary/blob/master/LICENSE.</text:span></text:p>
            <text:p>Please do not redistribute the sheet without this license preamble.</text:p>
            <text:p/>
            <text:p>Use cells with green text to update information relevant to your startup.</text:p>
            <text:p/>
          </table:table-cell>
          <table:covered-table-cell table:number-columns-repeated="3" table:style-name="ce11"/>
          <table:covered-table-cell table:style-name="ce2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Debt Round</text:p>
          </table:table-cell>
          <table:table-cell table:style-name="ce190" table:formula="of:=[$'Debt Round'.C5]" office:value-type="string" office:string-value="Guddan" calcext:value-type="string">
            <text:p>Guddan</text:p>
          </table:table-cell>
          <table:table-cell table:style-name="ce44" table:formula="of:=[$'Debt Round'.D5]" office:value-type="string" office:string-value="Laali" calcext:value-type="string">
            <text:p>Laali</text:p>
          </table:table-cell>
          <table:table-cell table:style-name="ce44" table:formula="of:=[$'Debt Round'.E5]" office:value-type="string" office:string-value="Puttan" calcext:value-type="string">
            <text:p>Puttan</text:p>
          </table:table-cell>
          <table:table-cell table:style-name="ce14" table:formula="of:=[$'Debt Round'.F5]" office:value-type="string" office:string-value="Bankelal" calcext:value-type="string">
            <text:p>Bankelal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Investment</text:p>
          </table:table-cell>
          <table:table-cell table:number-columns-repeated="3" table:style-name="ce87" office:value-type="float" office:value="100000" calcext:value-type="float">
            <text:p>100,000.00</text:p>
          </table:table-cell>
          <table:table-cell table:style-name="ce117" office:value-type="float" office:value="100000" calcext:value-type="float">
            <text:p>100,000.00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Discount</text:p>
          </table:table-cell>
          <table:table-cell table:style-name="ce46" office:value-type="percentage" office:value="0.6" calcext:value-type="percentage">
            <text:p>60.00%</text:p>
          </table:table-cell>
          <table:table-cell table:style-name="ce46" table:formula="of:=[.C6]" office:value-type="percentage" office:value="0.6" calcext:value-type="percentage">
            <text:p>60.00%</text:p>
          </table:table-cell>
          <table:table-cell table:style-name="ce46" table:formula="of:=[.D6]" office:value-type="percentage" office:value="0.6" calcext:value-type="percentage">
            <text:p>60.00%</text:p>
          </table:table-cell>
          <table:table-cell table:style-name="ce15" table:formula="of:=[.E6]" office:value-type="percentage" office:value="0.6" calcext:value-type="percentage">
            <text:p>60.00%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Total Worth</text:p>
          </table:table-cell>
          <table:table-cell table:style-name="ce47" table:formula="of:=[.C5]/(1-[.C6])" office:value-type="float" office:value="250000" calcext:value-type="float">
            <text:p>250,000.00</text:p>
          </table:table-cell>
          <table:table-cell table:style-name="ce47" table:formula="of:=[.D5]/(1-[.D6])" office:value-type="float" office:value="250000" calcext:value-type="float">
            <text:p>250,000.00</text:p>
          </table:table-cell>
          <table:table-cell table:style-name="ce47" table:formula="of:=[.E5]/(1-[.E6])" office:value-type="float" office:value="250000" calcext:value-type="float">
            <text:p>250,000.00</text:p>
          </table:table-cell>
          <table:table-cell table:style-name="ce57" table:formula="of:=[.F5]/(1-[.F6])" office:value-type="float" office:value="250000" calcext:value-type="float">
            <text:p>250,000.00</text:p>
          </table:table-cell>
          <table:table-cell table:number-columns-repeated="1018"/>
        </table:table-row>
        <table:table-row table:style-name="ro3">
          <table:table-cell/>
          <table:table-cell table:style-name="ce187"/>
          <table:table-cell table:style-name="ce51" table:number-columns-repeated="4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Shareholding</text:p>
          </table:table-cell>
          <table:table-cell table:style-name="ce79" table:formula="of:=[$'Debt Round'.C5]" office:value-type="string" office:string-value="Guddan" calcext:value-type="string">
            <text:p>Guddan</text:p>
          </table:table-cell>
          <table:table-cell table:style-name="ce79" table:formula="of:=[$'Debt Round'.D5]" office:value-type="string" office:string-value="Laali" calcext:value-type="string">
            <text:p>Laali</text:p>
          </table:table-cell>
          <table:table-cell table:style-name="ce79" table:formula="of:=[$'Debt Round'.E5]" office:value-type="string" office:string-value="Puttan" calcext:value-type="string">
            <text:p>Puttan</text:p>
          </table:table-cell>
          <table:table-cell table:style-name="ce137" table:formula="of:=[$'Debt Round'.F5]" office:value-type="string" office:string-value="Bankelal" calcext:value-type="string">
            <text:p>Bankelal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10000000" calcext:value-type="float">
            <text:p>10,000,000.00</text:p>
          </table:table-cell>
          <table:table-cell table:style-name="ce179" table:formula="of:=[.C$7]/[.$B10]" office:value-type="percentage" office:value="0.025" calcext:value-type="percentage">
            <text:p>2.50%</text:p>
          </table:table-cell>
          <table:table-cell table:style-name="ce126" table:formula="of:=[.D$7]/[.$B10]" office:value-type="percentage" office:value="0.025" calcext:value-type="percentage">
            <text:p>2.50%</text:p>
          </table:table-cell>
          <table:table-cell table:style-name="ce126" table:formula="of:=[.E$7]/[.$B10]" office:value-type="percentage" office:value="0.025" calcext:value-type="percentage">
            <text:p>2.50%</text:p>
          </table:table-cell>
          <table:table-cell table:style-name="ce185" table:formula="of:=[.F$7]/[.$B10]" office:value-type="percentage" office:value="0.025" calcext:value-type="percentage">
            <text:p>2.50%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20000000" calcext:value-type="float">
            <text:p>20,000,000.00</text:p>
          </table:table-cell>
          <table:table-cell table:style-name="ce180" table:formula="of:=[.C$7]/[.$B11]" office:value-type="percentage" office:value="0.0125" calcext:value-type="percentage">
            <text:p>1.25%</text:p>
          </table:table-cell>
          <table:table-cell table:style-name="ce119" table:formula="of:=[.D$7]/[.$B11]" office:value-type="percentage" office:value="0.0125" calcext:value-type="percentage">
            <text:p>1.25%</text:p>
          </table:table-cell>
          <table:table-cell table:style-name="ce119" table:formula="of:=[.E$7]/[.$B11]" office:value-type="percentage" office:value="0.0125" calcext:value-type="percentage">
            <text:p>1.25%</text:p>
          </table:table-cell>
          <table:table-cell table:style-name="ce91" table:formula="of:=[.F$7]/[.$B11]" office:value-type="percentage" office:value="0.0125" calcext:value-type="percentage">
            <text:p>1.25%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30000000" calcext:value-type="float">
            <text:p>30,000,000.00</text:p>
          </table:table-cell>
          <table:table-cell table:style-name="ce180" table:formula="of:=[.C$7]/[.$B12]" office:value-type="percentage" office:value="0.00833333333333333" calcext:value-type="percentage">
            <text:p>0.83%</text:p>
          </table:table-cell>
          <table:table-cell table:style-name="ce119" table:formula="of:=[.D$7]/[.$B12]" office:value-type="percentage" office:value="0.00833333333333333" calcext:value-type="percentage">
            <text:p>0.83%</text:p>
          </table:table-cell>
          <table:table-cell table:style-name="ce119" table:formula="of:=[.E$7]/[.$B12]" office:value-type="percentage" office:value="0.00833333333333333" calcext:value-type="percentage">
            <text:p>0.83%</text:p>
          </table:table-cell>
          <table:table-cell table:style-name="ce91" table:formula="of:=[.F$7]/[.$B12]" office:value-type="percentage" office:value="0.00833333333333333" calcext:value-type="percentage">
            <text:p>0.83%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40000000" calcext:value-type="float">
            <text:p>40,000,000.00</text:p>
          </table:table-cell>
          <table:table-cell table:style-name="ce180" table:formula="of:=[.C$7]/[.$B13]" office:value-type="percentage" office:value="0.00625" calcext:value-type="percentage">
            <text:p>0.63%</text:p>
          </table:table-cell>
          <table:table-cell table:style-name="ce119" table:formula="of:=[.D$7]/[.$B13]" office:value-type="percentage" office:value="0.00625" calcext:value-type="percentage">
            <text:p>0.63%</text:p>
          </table:table-cell>
          <table:table-cell table:style-name="ce119" table:formula="of:=[.E$7]/[.$B13]" office:value-type="percentage" office:value="0.00625" calcext:value-type="percentage">
            <text:p>0.63%</text:p>
          </table:table-cell>
          <table:table-cell table:style-name="ce91" table:formula="of:=[.F$7]/[.$B13]" office:value-type="percentage" office:value="0.00625" calcext:value-type="percentage">
            <text:p>0.63%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50000000" calcext:value-type="float">
            <text:p>50,000,000.00</text:p>
          </table:table-cell>
          <table:table-cell table:style-name="ce180" table:formula="of:=[.C$7]/[.$B14]" office:value-type="percentage" office:value="0.005" calcext:value-type="percentage">
            <text:p>0.50%</text:p>
          </table:table-cell>
          <table:table-cell table:style-name="ce119" table:formula="of:=[.D$7]/[.$B14]" office:value-type="percentage" office:value="0.005" calcext:value-type="percentage">
            <text:p>0.50%</text:p>
          </table:table-cell>
          <table:table-cell table:style-name="ce119" table:formula="of:=[.E$7]/[.$B14]" office:value-type="percentage" office:value="0.005" calcext:value-type="percentage">
            <text:p>0.50%</text:p>
          </table:table-cell>
          <table:table-cell table:style-name="ce91" table:formula="of:=[.F$7]/[.$B14]" office:value-type="percentage" office:value="0.005" calcext:value-type="percentage">
            <text:p>0.50%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60000000" calcext:value-type="float">
            <text:p>60,000,000.00</text:p>
          </table:table-cell>
          <table:table-cell table:style-name="ce180" table:formula="of:=[.C$7]/[.$B15]" office:value-type="percentage" office:value="0.00416666666666667" calcext:value-type="percentage">
            <text:p>0.42%</text:p>
          </table:table-cell>
          <table:table-cell table:style-name="ce119" table:formula="of:=[.D$7]/[.$B15]" office:value-type="percentage" office:value="0.00416666666666667" calcext:value-type="percentage">
            <text:p>0.42%</text:p>
          </table:table-cell>
          <table:table-cell table:style-name="ce119" table:formula="of:=[.E$7]/[.$B15]" office:value-type="percentage" office:value="0.00416666666666667" calcext:value-type="percentage">
            <text:p>0.42%</text:p>
          </table:table-cell>
          <table:table-cell table:style-name="ce91" table:formula="of:=[.F$7]/[.$B15]" office:value-type="percentage" office:value="0.00416666666666667" calcext:value-type="percentage">
            <text:p>0.42%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70000000" calcext:value-type="float">
            <text:p>70,000,000.00</text:p>
          </table:table-cell>
          <table:table-cell table:style-name="ce180" table:formula="of:=[.C$7]/[.$B16]" office:value-type="percentage" office:value="0.00357142857142857" calcext:value-type="percentage">
            <text:p>0.36%</text:p>
          </table:table-cell>
          <table:table-cell table:style-name="ce119" table:formula="of:=[.D$7]/[.$B16]" office:value-type="percentage" office:value="0.00357142857142857" calcext:value-type="percentage">
            <text:p>0.36%</text:p>
          </table:table-cell>
          <table:table-cell table:style-name="ce119" table:formula="of:=[.E$7]/[.$B16]" office:value-type="percentage" office:value="0.00357142857142857" calcext:value-type="percentage">
            <text:p>0.36%</text:p>
          </table:table-cell>
          <table:table-cell table:style-name="ce91" table:formula="of:=[.F$7]/[.$B16]" office:value-type="percentage" office:value="0.00357142857142857" calcext:value-type="percentage">
            <text:p>0.36%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80000000" calcext:value-type="float">
            <text:p>80,000,000.00</text:p>
          </table:table-cell>
          <table:table-cell table:style-name="ce180" table:formula="of:=[.C$7]/[.$B17]" office:value-type="percentage" office:value="0.003125" calcext:value-type="percentage">
            <text:p>0.31%</text:p>
          </table:table-cell>
          <table:table-cell table:style-name="ce119" table:formula="of:=[.D$7]/[.$B17]" office:value-type="percentage" office:value="0.003125" calcext:value-type="percentage">
            <text:p>0.31%</text:p>
          </table:table-cell>
          <table:table-cell table:style-name="ce119" table:formula="of:=[.E$7]/[.$B17]" office:value-type="percentage" office:value="0.003125" calcext:value-type="percentage">
            <text:p>0.31%</text:p>
          </table:table-cell>
          <table:table-cell table:style-name="ce91" table:formula="of:=[.F$7]/[.$B17]" office:value-type="percentage" office:value="0.003125" calcext:value-type="percentage">
            <text:p>0.31%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90000000" calcext:value-type="float">
            <text:p>90,000,000.00</text:p>
          </table:table-cell>
          <table:table-cell table:style-name="ce180" table:formula="of:=[.C$7]/[.$B18]" office:value-type="percentage" office:value="0.00277777777777778" calcext:value-type="percentage">
            <text:p>0.28%</text:p>
          </table:table-cell>
          <table:table-cell table:style-name="ce119" table:formula="of:=[.D$7]/[.$B18]" office:value-type="percentage" office:value="0.00277777777777778" calcext:value-type="percentage">
            <text:p>0.28%</text:p>
          </table:table-cell>
          <table:table-cell table:style-name="ce119" table:formula="of:=[.E$7]/[.$B18]" office:value-type="percentage" office:value="0.00277777777777778" calcext:value-type="percentage">
            <text:p>0.28%</text:p>
          </table:table-cell>
          <table:table-cell table:style-name="ce91" table:formula="of:=[.F$7]/[.$B18]" office:value-type="percentage" office:value="0.00277777777777778" calcext:value-type="percentage">
            <text:p>0.28%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100000000" calcext:value-type="float">
            <text:p>100,000,000.00</text:p>
          </table:table-cell>
          <table:table-cell table:style-name="ce180" table:formula="of:=[.C$7]/[.$B19]" office:value-type="percentage" office:value="0.0025" calcext:value-type="percentage">
            <text:p>0.25%</text:p>
          </table:table-cell>
          <table:table-cell table:style-name="ce119" table:formula="of:=[.D$7]/[.$B19]" office:value-type="percentage" office:value="0.0025" calcext:value-type="percentage">
            <text:p>0.25%</text:p>
          </table:table-cell>
          <table:table-cell table:style-name="ce119" table:formula="of:=[.E$7]/[.$B19]" office:value-type="percentage" office:value="0.0025" calcext:value-type="percentage">
            <text:p>0.25%</text:p>
          </table:table-cell>
          <table:table-cell table:style-name="ce91" table:formula="of:=[.F$7]/[.$B19]" office:value-type="percentage" office:value="0.0025" calcext:value-type="percentage">
            <text:p>0.25%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110000000" calcext:value-type="float">
            <text:p>110,000,000.00</text:p>
          </table:table-cell>
          <table:table-cell table:style-name="ce180" table:formula="of:=[.C$7]/[.$B20]" office:value-type="percentage" office:value="0.00227272727272727" calcext:value-type="percentage">
            <text:p>0.23%</text:p>
          </table:table-cell>
          <table:table-cell table:style-name="ce119" table:formula="of:=[.D$7]/[.$B20]" office:value-type="percentage" office:value="0.00227272727272727" calcext:value-type="percentage">
            <text:p>0.23%</text:p>
          </table:table-cell>
          <table:table-cell table:style-name="ce119" table:formula="of:=[.E$7]/[.$B20]" office:value-type="percentage" office:value="0.00227272727272727" calcext:value-type="percentage">
            <text:p>0.23%</text:p>
          </table:table-cell>
          <table:table-cell table:style-name="ce91" table:formula="of:=[.F$7]/[.$B20]" office:value-type="percentage" office:value="0.00227272727272727" calcext:value-type="percentage">
            <text:p>0.23%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120000000" calcext:value-type="float">
            <text:p>120,000,000.00</text:p>
          </table:table-cell>
          <table:table-cell table:style-name="ce180" table:formula="of:=[.C$7]/[.$B21]" office:value-type="percentage" office:value="0.00208333333333333" calcext:value-type="percentage">
            <text:p>0.21%</text:p>
          </table:table-cell>
          <table:table-cell table:style-name="ce119" table:formula="of:=[.D$7]/[.$B21]" office:value-type="percentage" office:value="0.00208333333333333" calcext:value-type="percentage">
            <text:p>0.21%</text:p>
          </table:table-cell>
          <table:table-cell table:style-name="ce119" table:formula="of:=[.E$7]/[.$B21]" office:value-type="percentage" office:value="0.00208333333333333" calcext:value-type="percentage">
            <text:p>0.21%</text:p>
          </table:table-cell>
          <table:table-cell table:style-name="ce91" table:formula="of:=[.F$7]/[.$B21]" office:value-type="percentage" office:value="0.00208333333333333" calcext:value-type="percentage">
            <text:p>0.21%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130000000" calcext:value-type="float">
            <text:p>130,000,000.00</text:p>
          </table:table-cell>
          <table:table-cell table:style-name="ce180" table:formula="of:=[.C$7]/[.$B22]" office:value-type="percentage" office:value="0.00192307692307692" calcext:value-type="percentage">
            <text:p>0.19%</text:p>
          </table:table-cell>
          <table:table-cell table:style-name="ce119" table:formula="of:=[.D$7]/[.$B22]" office:value-type="percentage" office:value="0.00192307692307692" calcext:value-type="percentage">
            <text:p>0.19%</text:p>
          </table:table-cell>
          <table:table-cell table:style-name="ce119" table:formula="of:=[.E$7]/[.$B22]" office:value-type="percentage" office:value="0.00192307692307692" calcext:value-type="percentage">
            <text:p>0.19%</text:p>
          </table:table-cell>
          <table:table-cell table:style-name="ce91" table:formula="of:=[.F$7]/[.$B22]" office:value-type="percentage" office:value="0.00192307692307692" calcext:value-type="percentage">
            <text:p>0.19%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140000000" calcext:value-type="float">
            <text:p>140,000,000.00</text:p>
          </table:table-cell>
          <table:table-cell table:style-name="ce180" table:formula="of:=[.C$7]/[.$B23]" office:value-type="percentage" office:value="0.00178571428571429" calcext:value-type="percentage">
            <text:p>0.18%</text:p>
          </table:table-cell>
          <table:table-cell table:style-name="ce119" table:formula="of:=[.D$7]/[.$B23]" office:value-type="percentage" office:value="0.00178571428571429" calcext:value-type="percentage">
            <text:p>0.18%</text:p>
          </table:table-cell>
          <table:table-cell table:style-name="ce119" table:formula="of:=[.E$7]/[.$B23]" office:value-type="percentage" office:value="0.00178571428571429" calcext:value-type="percentage">
            <text:p>0.18%</text:p>
          </table:table-cell>
          <table:table-cell table:style-name="ce91" table:formula="of:=[.F$7]/[.$B23]" office:value-type="percentage" office:value="0.00178571428571429" calcext:value-type="percentage">
            <text:p>0.18%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150000000" calcext:value-type="float">
            <text:p>150,000,000.00</text:p>
          </table:table-cell>
          <table:table-cell table:style-name="ce191" table:formula="of:=[.C$7]/[.$B24]" office:value-type="percentage" office:value="0.00166666666666667" calcext:value-type="percentage">
            <text:p>0.17%</text:p>
          </table:table-cell>
          <table:table-cell table:style-name="ce84" table:formula="of:=[.D$7]/[.$B24]" office:value-type="percentage" office:value="0.00166666666666667" calcext:value-type="percentage">
            <text:p>0.17%</text:p>
          </table:table-cell>
          <table:table-cell table:style-name="ce84" table:formula="of:=[.E$7]/[.$B24]" office:value-type="percentage" office:value="0.00166666666666667" calcext:value-type="percentage">
            <text:p>0.17%</text:p>
          </table:table-cell>
          <table:table-cell table:style-name="ce115" table:formula="of:=[.F$7]/[.$B24]" office:value-type="percentage" office:value="0.00166666666666667" calcext:value-type="percentage">
            <text:p>0.17%</text:p>
          </table:table-cell>
          <table:table-cell table:number-columns-repeated="1018"/>
        </table:table-row>
        <table:table-row table:style-name="ro3">
          <table:table-cell/>
          <table:table-cell table:style-name="ce187"/>
          <table:table-cell table:style-name="ce51" table:number-columns-repeated="4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Appreciation</text:p>
          </table:table-cell>
          <table:table-cell table:style-name="ce79" table:formula="of:=[$'Debt Round'.C5]" office:value-type="string" office:string-value="Guddan" calcext:value-type="string">
            <text:p>Guddan</text:p>
          </table:table-cell>
          <table:table-cell table:style-name="ce79" table:formula="of:=[$'Debt Round'.D5]" office:value-type="string" office:string-value="Laali" calcext:value-type="string">
            <text:p>Laali</text:p>
          </table:table-cell>
          <table:table-cell table:style-name="ce79" table:formula="of:=[$'Debt Round'.E5]" office:value-type="string" office:string-value="Puttan" calcext:value-type="string">
            <text:p>Puttan</text:p>
          </table:table-cell>
          <table:table-cell table:style-name="ce137" table:formula="of:=[$'Debt Round'.F5]" office:value-type="string" office:string-value="Bankelal" calcext:value-type="string">
            <text:p>Bankelal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160000000" calcext:value-type="float">
            <text:p>160,000,000.00</text:p>
          </table:table-cell>
          <table:table-cell table:style-name="ce179" table:formula="of:=([.$B27]-[.$B$24])/[.$B$24]" office:value-type="percentage" office:value="0.0666666666666667" calcext:value-type="percentage">
            <text:p>6.67%</text:p>
          </table:table-cell>
          <table:table-cell table:style-name="ce126" table:formula="of:=([.$B27]-[.$B$24])/[.$B$24]" office:value-type="percentage" office:value="0.0666666666666667" calcext:value-type="percentage">
            <text:p>6.67%</text:p>
          </table:table-cell>
          <table:table-cell table:style-name="ce126" table:formula="of:=([.$B27]-[.$B$24])/[.$B$24]" office:value-type="percentage" office:value="0.0666666666666667" calcext:value-type="percentage">
            <text:p>6.67%</text:p>
          </table:table-cell>
          <table:table-cell table:style-name="ce185" table:formula="of:=([.$B27]-[.$B$24])/[.$B$24]" office:value-type="percentage" office:value="0.0666666666666667" calcext:value-type="percentage">
            <text:p>6.67%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170000000" calcext:value-type="float">
            <text:p>170,000,000.00</text:p>
          </table:table-cell>
          <table:table-cell table:style-name="ce180" table:formula="of:=([.$B28]-[.$B$24])/[.$B$24]" office:value-type="percentage" office:value="0.133333333333334" calcext:value-type="percentage">
            <text:p>13.33%</text:p>
          </table:table-cell>
          <table:table-cell table:style-name="ce119" table:formula="of:=([.$B28]-[.$B$24])/[.$B$24]" office:value-type="percentage" office:value="0.133333333333334" calcext:value-type="percentage">
            <text:p>13.33%</text:p>
          </table:table-cell>
          <table:table-cell table:style-name="ce119" table:formula="of:=([.$B28]-[.$B$24])/[.$B$24]" office:value-type="percentage" office:value="0.133333333333334" calcext:value-type="percentage">
            <text:p>13.33%</text:p>
          </table:table-cell>
          <table:table-cell table:style-name="ce91" table:formula="of:=([.$B28]-[.$B$24])/[.$B$24]" office:value-type="percentage" office:value="0.133333333333334" calcext:value-type="percentage">
            <text:p>13.33%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180000000" calcext:value-type="float">
            <text:p>180,000,000.00</text:p>
          </table:table-cell>
          <table:table-cell table:style-name="ce180" table:formula="of:=([.$B29]-[.$B$24])/[.$B$24]" office:value-type="percentage" office:value="0.2" calcext:value-type="percentage">
            <text:p>20.00%</text:p>
          </table:table-cell>
          <table:table-cell table:style-name="ce119" table:formula="of:=([.$B29]-[.$B$24])/[.$B$24]" office:value-type="percentage" office:value="0.2" calcext:value-type="percentage">
            <text:p>20.00%</text:p>
          </table:table-cell>
          <table:table-cell table:style-name="ce119" table:formula="of:=([.$B29]-[.$B$24])/[.$B$24]" office:value-type="percentage" office:value="0.2" calcext:value-type="percentage">
            <text:p>20.00%</text:p>
          </table:table-cell>
          <table:table-cell table:style-name="ce91" table:formula="of:=([.$B29]-[.$B$24])/[.$B$24]" office:value-type="percentage" office:value="0.2" calcext:value-type="percentage">
            <text:p>20.00%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190000000" calcext:value-type="float">
            <text:p>190,000,000.00</text:p>
          </table:table-cell>
          <table:table-cell table:style-name="ce180" table:formula="of:=([.$B30]-[.$B$24])/[.$B$24]" office:value-type="percentage" office:value="0.266666666666667" calcext:value-type="percentage">
            <text:p>26.67%</text:p>
          </table:table-cell>
          <table:table-cell table:style-name="ce119" table:formula="of:=([.$B30]-[.$B$24])/[.$B$24]" office:value-type="percentage" office:value="0.266666666666667" calcext:value-type="percentage">
            <text:p>26.67%</text:p>
          </table:table-cell>
          <table:table-cell table:style-name="ce119" table:formula="of:=([.$B30]-[.$B$24])/[.$B$24]" office:value-type="percentage" office:value="0.266666666666667" calcext:value-type="percentage">
            <text:p>26.67%</text:p>
          </table:table-cell>
          <table:table-cell table:style-name="ce91" table:formula="of:=([.$B30]-[.$B$24])/[.$B$24]" office:value-type="percentage" office:value="0.266666666666667" calcext:value-type="percentage">
            <text:p>26.67%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200000000" calcext:value-type="float">
            <text:p>200,000,000.00</text:p>
          </table:table-cell>
          <table:table-cell table:style-name="ce191" table:formula="of:=([.$B31]-[.$B$24])/[.$B$24]" office:value-type="percentage" office:value="0.333333333333333" calcext:value-type="percentage">
            <text:p>33.33%</text:p>
          </table:table-cell>
          <table:table-cell table:style-name="ce84" table:formula="of:=([.$B31]-[.$B$24])/[.$B$24]" office:value-type="percentage" office:value="0.333333333333333" calcext:value-type="percentage">
            <text:p>33.33%</text:p>
          </table:table-cell>
          <table:table-cell table:style-name="ce84" table:formula="of:=([.$B31]-[.$B$24])/[.$B$24]" office:value-type="percentage" office:value="0.333333333333333" calcext:value-type="percentage">
            <text:p>33.33%</text:p>
          </table:table-cell>
          <table:table-cell table:style-name="ce115" table:formula="of:=([.$B31]-[.$B$24])/[.$B$24]" office:value-type="percentage" office:value="0.333333333333333" calcext:value-type="percentage">
            <text:p>33.33%</text:p>
          </table:table-cell>
          <table:table-cell table:number-columns-repeated="1018"/>
        </table:table-row>
        <table:table-row table:style-name="ro3">
          <table:table-cell/>
          <table:table-cell table:style-name="ce187"/>
          <table:table-cell table:style-name="ce51" table:number-columns-repeated="4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Appreciation</text:p>
          </table:table-cell>
          <table:table-cell table:style-name="ce79" table:formula="of:=[$'Debt Round'.C5]" office:value-type="string" office:string-value="Guddan" calcext:value-type="string">
            <text:p>Guddan</text:p>
          </table:table-cell>
          <table:table-cell table:style-name="ce79" table:formula="of:=[$'Debt Round'.D5]" office:value-type="string" office:string-value="Laali" calcext:value-type="string">
            <text:p>Laali</text:p>
          </table:table-cell>
          <table:table-cell table:style-name="ce79" table:formula="of:=[$'Debt Round'.E5]" office:value-type="string" office:string-value="Puttan" calcext:value-type="string">
            <text:p>Puttan</text:p>
          </table:table-cell>
          <table:table-cell table:style-name="ce137" table:formula="of:=[$'Debt Round'.F5]" office:value-type="string" office:string-value="Bankelal" calcext:value-type="string">
            <text:p>Bankelal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160000000" calcext:value-type="float">
            <text:p>160,000,000.00</text:p>
          </table:table-cell>
          <table:table-cell table:style-name="ce192" table:formula="of:=[.C$7]*(1+[.C27])" office:value-type="float" office:value="266666.666666667" calcext:value-type="float">
            <text:p>266,666.67</text:p>
          </table:table-cell>
          <table:table-cell table:style-name="ce195" table:formula="of:=[.D$7]*(1+[.D27])" office:value-type="float" office:value="266666.666666667" calcext:value-type="float">
            <text:p>266,666.67</text:p>
          </table:table-cell>
          <table:table-cell table:style-name="ce195" table:formula="of:=[.E$7]*(1+[.E27])" office:value-type="float" office:value="266666.666666667" calcext:value-type="float">
            <text:p>266,666.67</text:p>
          </table:table-cell>
          <table:table-cell table:style-name="ce118" table:formula="of:=[.F$7]*(1+[.F27])" office:value-type="float" office:value="266666.666666667" calcext:value-type="float">
            <text:p>266,666.67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170000000" calcext:value-type="float">
            <text:p>170,000,000.00</text:p>
          </table:table-cell>
          <table:table-cell table:style-name="ce193" table:formula="of:=[.C$7]*(1+[.C28])" office:value-type="float" office:value="283333.333333333" calcext:value-type="float">
            <text:p>283,333.33</text:p>
          </table:table-cell>
          <table:table-cell table:style-name="ce87" table:formula="of:=[.D$7]*(1+[.D28])" office:value-type="float" office:value="283333.333333333" calcext:value-type="float">
            <text:p>283,333.33</text:p>
          </table:table-cell>
          <table:table-cell table:style-name="ce87" table:formula="of:=[.E$7]*(1+[.E28])" office:value-type="float" office:value="283333.333333333" calcext:value-type="float">
            <text:p>283,333.33</text:p>
          </table:table-cell>
          <table:table-cell table:style-name="ce117" table:formula="of:=[.F$7]*(1+[.F28])" office:value-type="float" office:value="283333.333333333" calcext:value-type="float">
            <text:p>283,333.33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180000000" calcext:value-type="float">
            <text:p>180,000,000.00</text:p>
          </table:table-cell>
          <table:table-cell table:style-name="ce193" table:formula="of:=[.C$7]*(1+[.C29])" office:value-type="float" office:value="300000" calcext:value-type="float">
            <text:p>300,000.00</text:p>
          </table:table-cell>
          <table:table-cell table:style-name="ce87" table:formula="of:=[.D$7]*(1+[.D29])" office:value-type="float" office:value="300000" calcext:value-type="float">
            <text:p>300,000.00</text:p>
          </table:table-cell>
          <table:table-cell table:style-name="ce87" table:formula="of:=[.E$7]*(1+[.E29])" office:value-type="float" office:value="300000" calcext:value-type="float">
            <text:p>300,000.00</text:p>
          </table:table-cell>
          <table:table-cell table:style-name="ce117" table:formula="of:=[.F$7]*(1+[.F29])" office:value-type="float" office:value="300000" calcext:value-type="float">
            <text:p>300,000.00</text:p>
          </table:table-cell>
          <table:table-cell table:number-columns-repeated="1018"/>
        </table:table-row>
        <table:table-row table:style-name="ro3">
          <table:table-cell/>
          <table:table-cell table:style-name="ce188" office:value-type="float" office:value="190000000" calcext:value-type="float">
            <text:p>190,000,000.00</text:p>
          </table:table-cell>
          <table:table-cell table:style-name="ce193" table:formula="of:=[.C$7]*(1+[.C30])" office:value-type="float" office:value="316666.666666667" calcext:value-type="float">
            <text:p>316,666.67</text:p>
          </table:table-cell>
          <table:table-cell table:style-name="ce87" table:formula="of:=[.D$7]*(1+[.D30])" office:value-type="float" office:value="316666.666666667" calcext:value-type="float">
            <text:p>316,666.67</text:p>
          </table:table-cell>
          <table:table-cell table:style-name="ce87" table:formula="of:=[.E$7]*(1+[.E30])" office:value-type="float" office:value="316666.666666667" calcext:value-type="float">
            <text:p>316,666.67</text:p>
          </table:table-cell>
          <table:table-cell table:style-name="ce117" table:formula="of:=[.F$7]*(1+[.F30])" office:value-type="float" office:value="316666.666666667" calcext:value-type="float">
            <text:p>316,666.67</text:p>
          </table:table-cell>
          <table:table-cell table:number-columns-repeated="1018"/>
        </table:table-row>
        <table:table-row table:style-name="ro3">
          <table:table-cell/>
          <table:table-cell table:style-name="ce189" office:value-type="float" office:value="200000000" calcext:value-type="float">
            <text:p>200,000,000.00</text:p>
          </table:table-cell>
          <table:table-cell table:style-name="ce194" table:formula="of:=[.C$7]*(1+[.C31])" office:value-type="float" office:value="333333.333333333" calcext:value-type="float">
            <text:p>333,333.33</text:p>
          </table:table-cell>
          <table:table-cell table:style-name="ce47" table:formula="of:=[.D$7]*(1+[.D31])" office:value-type="float" office:value="333333.333333333" calcext:value-type="float">
            <text:p>333,333.33</text:p>
          </table:table-cell>
          <table:table-cell table:style-name="ce47" table:formula="of:=[.E$7]*(1+[.E31])" office:value-type="float" office:value="333333.333333333" calcext:value-type="float">
            <text:p>333,333.33</text:p>
          </table:table-cell>
          <table:table-cell table:style-name="ce57" table:formula="of:=[.F$7]*(1+[.F31])" office:value-type="float" office:value="333333.333333333" calcext:value-type="float">
            <text:p>333,333.33</text:p>
          </table:table-cell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P1" style:volatile="true"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style:map style:condition="value()&gt;9999999" style:apply-style-name="N125P0"/>
      <style:map style:condition="value()&gt;99999" style:apply-style-name="N125P1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P1" style:volatile="true">
      <number:number number:decimal-places="0" loext:min-decimal-places="0" number:min-integer-digits="1" number:grouping="true"/>
    </number:number-style>
    <number:number-style style:name="N126">
      <number:number number:decimal-places="0" loext:min-decimal-places="0" number:min-integer-digits="1" number:grouping="true"/>
      <style:map style:condition="value()&gt;9999999" style:apply-style-name="N126P0"/>
      <style:map style:condition="value()&gt;99999" style:apply-style-name="N126P1"/>
    </number:number-style>
    <number:number-style style:name="N127P0" style:volatile="true">
      <number:number number:decimal-places="4" loext:min-decimal-places="4" number:min-integer-digits="1" number:grouping="true"/>
    </number:number-style>
    <number:number-style style:name="N127P1" style:volatile="true">
      <number:number number:decimal-places="4" loext:min-decimal-places="4" number:min-integer-digits="1" number:grouping="true"/>
    </number:number-style>
    <number:number-style style:name="N127">
      <number:number number:decimal-places="4" loext:min-decimal-places="4" number:min-integer-digits="1" number:grouping="true"/>
      <style:map style:condition="value()&gt;9999999" style:apply-style-name="N127P0"/>
      <style:map style:condition="value()&gt;99999" style:apply-style-name="N127P1"/>
    </number:number-style>
    <number:percentage-style style:name="N128">
      <number:number number:decimal-places="4" loext:min-decimal-places="4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unding_20_Round" style:display-name="PageStyle_Founding Ro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t_20_Round" style:display-name="PageStyle_Debt Ro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rst_20_Equity_20_Round" style:display-name="PageStyle_First Equity Ro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xt_20_Equity_20_Rounds" style:display-name="PageStyle_Next Equity Rou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uation_20_Cap" style:display-name="PageStyle_Valuation C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802" meta:object-count="0"/>
    <meta:generator>LibreOfficeDev/5.1.0.3$Linux_X86_64 LibreOffice_project/</meta:generator>
  </office:meta>
</office:document-meta>
</file>